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1.3125in"/>
    </style:style>
    <style:style style:name="Table11.B" style:family="table-column">
      <style:table-column-properties style:column-width="1.0625in"/>
    </style:style>
    <style:style style:name="Table11.C" style:family="table-column">
      <style:table-column-properties style:column-width="0.9375in"/>
    </style:style>
    <style:style style:name="Table11.D" style:family="table-column">
      <style:table-column-properties style:column-width="3.6146in"/>
    </style:style>
    <style:style style:name="Table11.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11.D1" style:family="table-cell">
      <style:table-cell-properties fo:background-color="transparent" fo:padding="0.0382in" fo:border-left="0.5pt solid #000000" fo:border-right="0.5pt solid #000000" fo:border-top="0.5pt solid #000000" fo:border-bottom="none"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fo:background-color="#dddddd">
        <style:background-image/>
      </style:table-properties>
    </style:style>
    <style:style style:name="Table12.A" style:family="table-column">
      <style:table-column-properties style:column-width="6.925in" style:rel-column-width="65535*"/>
    </style:style>
    <style:style style:name="Table12.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7df9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Heading_20_1">
      <style:text-properties fo:font-weight="bold" style:font-weight-asian="bold" style:font-weight-complex="bold"/>
    </style:style>
    <style:style style:name="P25" style:family="paragraph" style:parent-style-name="Caption">
      <style:paragraph-properties fo:text-align="center" style:justify-single-word="false"/>
      <style:text-properties fo:font-size="10pt" style:font-size-asian="10pt" style:font-size-complex="10pt"/>
    </style:style>
    <style:style style:name="P26" style:family="paragraph" style:parent-style-name="Standard" style:list-style-name="List_20_1">
      <style:paragraph-properties fo:text-align="start" style:justify-single-word="false"/>
      <style:text-properties officeooo:paragraph-rsid="0069cdb1"/>
    </style:style>
    <style:style style:name="P27" style:family="paragraph" style:parent-style-name="Standard">
      <style:paragraph-properties fo:text-align="start" style:justify-single-word="false"/>
      <style:text-properties officeooo:paragraph-rsid="004e089b"/>
    </style:style>
    <style:style style:name="P28" style:family="paragraph" style:parent-style-name="Standard">
      <style:text-properties fo:font-size="10pt" style:font-size-asian="10pt" style:font-size-complex="10pt"/>
    </style:style>
    <style:style style:name="P2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1" style:family="paragraph" style:parent-style-name="Standard" style:list-style-name="List_20_1">
      <style:text-properties fo:font-size="10pt" style:font-size-asian="10pt" style:font-size-complex="10pt"/>
    </style:style>
    <style:style style:name="P32" style:family="paragraph" style:parent-style-name="Standard" style:list-style-name="List_20_1">
      <style:text-properties fo:font-size="10pt" officeooo:rsid="00180df3" officeooo:paragraph-rsid="00180df3"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8" style:family="paragraph" style:parent-style-name="Standard" style:list-style-name="List_20_1">
      <style:text-properties fo:font-size="10pt" fo:font-weight="bold"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5"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5"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8" style:family="paragraph" style:parent-style-name="Standard">
      <style:text-properties fo:font-size="10pt" fo:font-style="italic" style:font-size-asian="10pt" style:font-style-asian="italic" style:font-size-complex="10pt" style:font-style-complex="italic"/>
    </style:style>
    <style:style style:name="P5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6"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7"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8"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7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9" style:family="paragraph" style:parent-style-name="Standard">
      <style:text-properties fo:font-style="italic" officeooo:rsid="007df965" officeooo:paragraph-rsid="007df965" style:font-style-asian="italic" style:font-style-complex="italic"/>
    </style:style>
    <style:style style:name="P90" style:family="paragraph" style:parent-style-name="Standard" style:list-style-name="L3">
      <style:text-properties fo:font-style="italic" officeooo:rsid="007df965" officeooo:paragraph-rsid="007df965" style:font-style-asian="italic" style:font-style-complex="italic"/>
    </style:style>
    <style:style style:name="P9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92" style:family="paragraph" style:parent-style-name="Standard">
      <style:text-properties fo:font-style="italic" fo:font-weight="bold" officeooo:rsid="007c9d8a" officeooo:paragraph-rsid="007c9d8a" style:font-style-asian="italic" style:font-weight-asian="bold" style:font-style-complex="italic" style:font-weight-complex="bold"/>
    </style:style>
    <style:style style:name="P93" style:family="paragraph" style:parent-style-name="Standard">
      <style:text-properties officeooo:rsid="00335232" officeooo:paragraph-rsid="00335232"/>
    </style:style>
    <style:style style:name="P94" style:family="paragraph" style:parent-style-name="Standard">
      <style:text-properties officeooo:rsid="00335232" officeooo:paragraph-rsid="003411b3"/>
    </style:style>
    <style:style style:name="P95" style:family="paragraph" style:parent-style-name="Standard">
      <style:paragraph-properties fo:text-align="center" style:justify-single-word="false"/>
      <style:text-properties fo:font-weight="bold" style:font-weight-asian="bold" style:font-weight-complex="bold"/>
    </style:style>
    <style:style style:name="P96" style:family="paragraph" style:parent-style-name="Standard">
      <style:paragraph-properties fo:text-align="center" style:justify-single-word="false"/>
      <style:text-properties fo:font-weight="bold" officeooo:paragraph-rsid="0069cdb1" style:font-weight-asian="bold" style:font-weight-complex="bold"/>
    </style:style>
    <style:style style:name="P97" style:family="paragraph" style:parent-style-name="Standard">
      <style:text-properties fo:font-weight="bold" officeooo:rsid="0069cdb1" officeooo:paragraph-rsid="0069cdb1" style:font-weight-asian="bold" style:font-weight-complex="bold"/>
    </style:style>
    <style:style style:name="P98" style:family="paragraph" style:parent-style-name="Standard">
      <style:text-properties officeooo:rsid="00339b91" officeooo:paragraph-rsid="00339b91"/>
    </style:style>
    <style:style style:name="P99" style:family="paragraph" style:parent-style-name="Standard">
      <style:text-properties officeooo:rsid="003411b3" officeooo:paragraph-rsid="003411b3"/>
    </style:style>
    <style:style style:name="P100" style:family="paragraph" style:parent-style-name="Standard">
      <style:text-properties officeooo:rsid="0009fe25" officeooo:paragraph-rsid="0009fe25"/>
    </style:style>
    <style:style style:name="P101" style:family="paragraph" style:parent-style-name="Standard">
      <style:text-properties officeooo:paragraph-rsid="0027b2fb"/>
    </style:style>
    <style:style style:name="P102" style:family="paragraph" style:parent-style-name="Standard">
      <style:paragraph-properties fo:text-align="center" style:justify-single-word="false"/>
      <style:text-properties officeooo:paragraph-rsid="004e089b"/>
    </style:style>
    <style:style style:name="P103" style:family="paragraph" style:parent-style-name="Standard">
      <style:text-properties officeooo:paragraph-rsid="0009fe25"/>
    </style:style>
    <style:style style:name="P104" style:family="paragraph" style:parent-style-name="Standard">
      <style:text-properties officeooo:rsid="001ff5c0" officeooo:paragraph-rsid="001ff5c0"/>
    </style:style>
    <style:style style:name="P105" style:family="paragraph" style:parent-style-name="Standard">
      <style:text-properties officeooo:rsid="000f6a22" officeooo:paragraph-rsid="0073b7fd"/>
    </style:style>
    <style:style style:name="P106" style:family="paragraph" style:parent-style-name="Standard">
      <style:text-properties fo:font-style="normal" officeooo:rsid="001ff5c0" officeooo:paragraph-rsid="001ff5c0" style:font-style-asian="normal" style:font-style-complex="normal"/>
    </style:style>
    <style:style style:name="P107" style:family="paragraph" style:parent-style-name="Standard">
      <style:text-properties fo:font-style="normal" officeooo:rsid="005084a0" officeooo:paragraph-rsid="005084a0" style:font-style-asian="normal" style:font-style-complex="normal"/>
    </style:style>
    <style:style style:name="P108"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9" style:family="paragraph" style:parent-style-name="Standard">
      <style:text-properties fo:font-style="normal" fo:font-weight="bold" officeooo:rsid="001ff5c0" officeooo:paragraph-rsid="007df965" style:font-style-asian="normal" style:font-weight-asian="bold" style:font-style-complex="normal" style:font-weight-complex="bold"/>
    </style:style>
    <style:style style:name="P110" style:family="paragraph" style:parent-style-name="Standard">
      <style:text-properties fo:font-size="10.5pt" style:font-size-asian="10.5pt" style:font-size-complex="10.5pt"/>
    </style:style>
    <style:style style:name="P111" style:family="paragraph" style:parent-style-name="Standard">
      <style:text-properties fo:font-size="10.5pt" officeooo:rsid="004212b6" officeooo:paragraph-rsid="004212b6" style:font-size-asian="10.5pt" style:font-size-complex="10.5pt"/>
    </style:style>
    <style:style style:name="P112" style:family="paragraph" style:parent-style-name="Standard">
      <style:text-properties fo:font-size="10.5pt" officeooo:rsid="0012873e" officeooo:paragraph-rsid="0069cdb1" style:font-size-asian="10.5pt" style:font-size-complex="10.5pt"/>
    </style:style>
    <style:style style:name="P113" style:family="paragraph" style:parent-style-name="Standard">
      <style:text-properties fo:font-size="10.5pt" officeooo:rsid="0021ed50" officeooo:paragraph-rsid="0069cdb1" style:font-size-asian="10.5pt" style:font-size-complex="10.5pt"/>
    </style:style>
    <style:style style:name="P114" style:family="paragraph" style:parent-style-name="Standard">
      <style:text-properties fo:font-size="10.5pt" officeooo:rsid="0030845f" officeooo:paragraph-rsid="0069cdb1" style:font-size-asian="10.5pt" style:font-size-complex="10.5pt"/>
    </style:style>
    <style:style style:name="P115" style:family="paragraph" style:parent-style-name="Standard">
      <style:text-properties fo:font-size="10.5pt" officeooo:rsid="0044b6d7" officeooo:paragraph-rsid="0069cdb1" style:font-size-asian="10.5pt" style:font-size-complex="10.5pt"/>
    </style:style>
    <style:style style:name="P116" style:family="paragraph" style:parent-style-name="Standard">
      <style:text-properties fo:font-size="10.5pt" officeooo:rsid="0047556b" officeooo:paragraph-rsid="0069cdb1" style:font-size-asian="10.5pt" style:font-size-complex="10.5pt"/>
    </style:style>
    <style:style style:name="P117" style:family="paragraph" style:parent-style-name="Standard">
      <style:text-properties fo:font-size="10.5pt" officeooo:rsid="004c6124" officeooo:paragraph-rsid="0069cdb1" style:font-size-asian="10.5pt" style:font-size-complex="10.5pt"/>
    </style:style>
    <style:style style:name="P118" style:family="paragraph" style:parent-style-name="Standard">
      <style:text-properties fo:font-size="10.5pt" officeooo:rsid="00180df3" officeooo:paragraph-rsid="00180df3" style:font-size-asian="10.5pt" style:font-size-complex="10.5pt"/>
    </style:style>
    <style:style style:name="P119" style:family="paragraph" style:parent-style-name="Standard">
      <style:text-properties fo:font-size="10.5pt" officeooo:rsid="00180df3" officeooo:paragraph-rsid="0019168c" style:font-size-asian="10.5pt" style:font-size-complex="10.5pt"/>
    </style:style>
    <style:style style:name="P120" style:family="paragraph" style:parent-style-name="Standard">
      <style:text-properties fo:font-size="10.5pt" officeooo:rsid="00180df3" officeooo:paragraph-rsid="0073b7fd" style:font-size-asian="10.5pt" style:font-size-complex="10.5pt"/>
    </style:style>
    <style:style style:name="P121" style:family="paragraph" style:parent-style-name="Standard">
      <style:text-properties fo:font-size="10.5pt" officeooo:rsid="00185f1c" officeooo:paragraph-rsid="00185f1c" style:font-size-asian="10.5pt" style:font-size-complex="10.5pt"/>
    </style:style>
    <style:style style:name="P122" style:family="paragraph" style:parent-style-name="Standard">
      <style:text-properties fo:font-size="10.5pt" officeooo:paragraph-rsid="00186d64" style:font-size-asian="10.5pt" style:font-size-complex="10.5pt"/>
    </style:style>
    <style:style style:name="P123" style:family="paragraph" style:parent-style-name="Standard">
      <style:text-properties fo:font-size="10.5pt" officeooo:rsid="00186d64" officeooo:paragraph-rsid="00196765" style:font-size-asian="10.5pt" style:font-size-complex="10.5pt"/>
    </style:style>
    <style:style style:name="P124" style:family="paragraph" style:parent-style-name="Standard">
      <style:text-properties fo:font-size="10.5pt" officeooo:rsid="00186d64" officeooo:paragraph-rsid="002ea392" style:font-size-asian="10.5pt" style:font-size-complex="10.5pt"/>
    </style:style>
    <style:style style:name="P125" style:family="paragraph" style:parent-style-name="Standard">
      <style:text-properties fo:font-size="10.5pt" officeooo:rsid="00196765" officeooo:paragraph-rsid="00196765" style:font-size-asian="10.5pt" style:font-size-complex="10.5pt"/>
    </style:style>
    <style:style style:name="P126" style:family="paragraph" style:parent-style-name="Standard">
      <style:text-properties fo:font-size="10.5pt" officeooo:rsid="00196765" officeooo:paragraph-rsid="003dd2bb" style:font-size-asian="10.5pt" style:font-size-complex="10.5pt"/>
    </style:style>
    <style:style style:name="P127" style:family="paragraph" style:parent-style-name="Standard">
      <style:text-properties fo:font-size="10.5pt" officeooo:rsid="00196765" officeooo:paragraph-rsid="00467f0e" style:font-size-asian="10.5pt" style:font-size-complex="10.5pt"/>
    </style:style>
    <style:style style:name="P128" style:family="paragraph" style:parent-style-name="Standard">
      <style:text-properties fo:font-size="10.5pt" officeooo:rsid="00196765" officeooo:paragraph-rsid="004d917f" style:font-size-asian="10.5pt" style:font-size-complex="10.5pt"/>
    </style:style>
    <style:style style:name="P129" style:family="paragraph" style:parent-style-name="Standard">
      <style:text-properties fo:font-size="10.5pt" officeooo:rsid="00196765" officeooo:paragraph-rsid="0056300a" style:font-size-asian="10.5pt" style:font-size-complex="10.5pt"/>
    </style:style>
    <style:style style:name="P130" style:family="paragraph" style:parent-style-name="Standard" style:list-style-name="L1">
      <style:text-properties fo:font-size="10.5pt" officeooo:rsid="004d917f" officeooo:paragraph-rsid="004d917f" style:font-size-asian="10.5pt" style:font-size-complex="10.5pt"/>
    </style:style>
    <style:style style:name="P131" style:family="paragraph" style:parent-style-name="Standard">
      <style:text-properties fo:font-size="10.5pt" officeooo:rsid="00533d50" officeooo:paragraph-rsid="0069cdb1" style:font-size-asian="10.5pt" style:font-size-complex="10.5pt"/>
    </style:style>
    <style:style style:name="P132" style:family="paragraph" style:parent-style-name="Standard">
      <style:text-properties fo:font-size="10.5pt" officeooo:rsid="00597477" officeooo:paragraph-rsid="0069cdb1" style:font-size-asian="10.5pt" style:font-size-complex="10.5pt"/>
    </style:style>
    <style:style style:name="P133" style:family="paragraph" style:parent-style-name="Standard">
      <style:text-properties fo:font-size="10.5pt" officeooo:rsid="005ee678" officeooo:paragraph-rsid="0069cdb1" style:font-size-asian="10.5pt" style:font-size-complex="10.5pt"/>
    </style:style>
    <style:style style:name="P134" style:family="paragraph" style:parent-style-name="Standard">
      <style:text-properties fo:font-size="10.5pt" officeooo:rsid="005f8fc8" officeooo:paragraph-rsid="0069cdb1" style:font-size-asian="10.5pt" style:font-size-complex="10.5pt"/>
    </style:style>
    <style:style style:name="P135" style:family="paragraph" style:parent-style-name="Standard">
      <style:text-properties fo:font-size="10.5pt" officeooo:rsid="0063c5ff" officeooo:paragraph-rsid="0069cdb1" style:font-size-asian="10.5pt" style:font-size-complex="10.5pt"/>
    </style:style>
    <style:style style:name="P136" style:family="paragraph" style:parent-style-name="Standard">
      <style:text-properties fo:font-size="10.5pt" officeooo:paragraph-rsid="0069cdb1" style:font-size-asian="10.5pt" style:font-size-complex="10.5pt"/>
    </style:style>
    <style:style style:name="P137" style:family="paragraph" style:parent-style-name="Standard">
      <style:text-properties fo:font-size="10.5pt" officeooo:paragraph-rsid="00755e42" style:font-size-asian="10.5pt" style:font-size-complex="10.5pt"/>
    </style:style>
    <style:style style:name="P138" style:family="paragraph" style:parent-style-name="Standard">
      <style:text-properties fo:font-size="10.5pt" officeooo:rsid="007df20a" officeooo:paragraph-rsid="007df20a" style:font-size-asian="10.5pt" style:font-size-complex="10.5pt"/>
    </style:style>
    <style:style style:name="P139" style:family="paragraph" style:parent-style-name="Standard" style:list-style-name="L2">
      <style:text-properties fo:font-size="10.5pt" officeooo:rsid="007df20a" officeooo:paragraph-rsid="007df20a" style:font-size-asian="10.5pt" style:font-size-complex="10.5pt"/>
    </style:style>
    <style:style style:name="P140" style:family="paragraph" style:parent-style-name="Standard">
      <style:text-properties officeooo:paragraph-rsid="0043114f"/>
    </style:style>
    <style:style style:name="P141" style:family="paragraph" style:parent-style-name="Standard">
      <style:text-properties officeooo:paragraph-rsid="0069cdb1"/>
    </style:style>
    <style:style style:name="P142" style:family="paragraph" style:parent-style-name="Standard">
      <style:text-properties officeooo:rsid="001d3108" officeooo:paragraph-rsid="006af430"/>
    </style:style>
    <style:style style:name="P143"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44" style:family="paragraph" style:parent-style-name="Standard">
      <style:paragraph-properties fo:text-align="center" style:justify-single-word="false"/>
      <style:text-properties style:font-name="Courier New1" fo:font-weight="bold" style:font-weight-asian="bold" style:font-weight-complex="bold"/>
    </style:style>
    <style:style style:name="P145" style:family="paragraph" style:parent-style-name="Standard" style:list-style-name="L3">
      <style:text-properties style:font-name="Courier New1" fo:font-style="italic" fo:font-weight="bold" officeooo:rsid="007df965" officeooo:paragraph-rsid="007df965" style:font-style-asian="italic" style:font-weight-asian="bold" style:font-style-complex="italic" style:font-weight-complex="bold"/>
    </style:style>
    <style:style style:name="P146" style:family="paragraph" style:parent-style-name="Standard" style:list-style-name="L2">
      <style:text-properties officeooo:rsid="007df20a" officeooo:paragraph-rsid="007df20a"/>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96765" style:font-style-asian="normal" style:font-weight-asian="bold" style:font-style-complex="normal" style:font-weight-complex="bold"/>
    </style:style>
    <style:style style:name="T47" style:family="text">
      <style:text-properties fo:font-style="normal" fo:font-weight="bold" officeooo:rsid="0025da12" style:font-style-asian="normal" style:font-weight-asian="bold" style:font-style-complex="normal" style:font-weight-complex="bold"/>
    </style:style>
    <style:style style:name="T48" style:family="text">
      <style:text-properties fo:font-style="normal" fo:font-weight="bold" officeooo:rsid="00279530" style:font-style-asian="normal" style:font-weight-asian="bold" style:font-style-complex="normal" style:font-weight-complex="bold"/>
    </style:style>
    <style:style style:name="T49" style:family="text">
      <style:text-properties fo:font-style="normal" fo:font-weight="bold" officeooo:rsid="00186d64" style:font-style-asian="normal" style:font-weight-asian="bold" style:font-style-complex="normal" style:font-weight-complex="bold"/>
    </style:style>
    <style:style style:name="T50" style:family="text">
      <style:text-properties fo:font-style="normal" fo:font-weight="bold" officeooo:rsid="002ea392" style:font-style-asian="normal" style:font-weight-asian="bold" style:font-style-complex="normal" style:font-weight-complex="bold"/>
    </style:style>
    <style:style style:name="T51" style:family="text">
      <style:text-properties fo:font-style="normal" fo:font-weight="bold" officeooo:rsid="002ed283" style:font-style-asian="normal" style:font-weight-asian="bold" style:font-style-complex="normal" style:font-weight-complex="bold"/>
    </style:style>
    <style:style style:name="T52" style:family="text">
      <style:text-properties fo:font-style="normal" fo:font-weight="bold" officeooo:rsid="00467f0e" style:font-style-asian="normal" style:font-weight-asian="bold" style:font-style-complex="normal" style:font-weight-complex="bold"/>
    </style:style>
    <style:style style:name="T53" style:family="text">
      <style:text-properties fo:font-style="normal" fo:font-weight="bold" officeooo:rsid="004d917f" style:font-style-asian="normal" style:font-weight-asian="bold" style:font-style-complex="normal" style:font-weight-complex="bold"/>
    </style:style>
    <style:style style:name="T54" style:family="text">
      <style:text-properties fo:font-style="normal" fo:font-weight="bold" officeooo:rsid="00550f71" style:font-style-asian="normal" style:font-weight-asian="bold" style:font-style-complex="normal" style:font-weight-complex="bold"/>
    </style:style>
    <style:style style:name="T55" style:family="text">
      <style:text-properties fo:font-style="normal" fo:font-weight="bold" officeooo:rsid="0056300a" style:font-style-asian="normal" style:font-weight-asian="bold" style:font-style-complex="normal" style:font-weight-complex="bold"/>
    </style:style>
    <style:style style:name="T56" style:family="text">
      <style:text-properties fo:font-style="normal" fo:font-weight="bold" officeooo:rsid="007df20a"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5da12" style:font-style-asian="normal" style:font-weight-asian="normal" style:font-style-complex="normal" style:font-weight-complex="normal"/>
    </style:style>
    <style:style style:name="T59" style:family="text">
      <style:text-properties fo:font-style="normal" fo:font-weight="normal" officeooo:rsid="00279530" style:font-style-asian="normal" style:font-weight-asian="normal" style:font-style-complex="normal" style:font-weight-complex="normal"/>
    </style:style>
    <style:style style:name="T60" style:family="text">
      <style:text-properties fo:font-style="normal" fo:font-weight="normal" officeooo:rsid="002ea392" style:font-style-asian="normal" style:font-weight-asian="normal" style:font-style-complex="normal" style:font-weight-complex="normal"/>
    </style:style>
    <style:style style:name="T61" style:family="text">
      <style:text-properties fo:font-style="normal" fo:font-weight="normal" officeooo:rsid="002ed283" style:font-style-asian="normal" style:font-weight-asian="normal" style:font-style-complex="normal" style:font-weight-complex="normal"/>
    </style:style>
    <style:style style:name="T62" style:family="text">
      <style:text-properties fo:font-style="normal" fo:font-weight="normal" officeooo:rsid="00335232" style:font-style-asian="normal" style:font-weight-asian="normal" style:font-style-complex="normal" style:font-weight-complex="normal"/>
    </style:style>
    <style:style style:name="T63" style:family="text">
      <style:text-properties fo:font-style="normal" fo:font-weight="normal" officeooo:rsid="003dd2bb" style:font-style-asian="normal" style:font-weight-asian="normal" style:font-style-complex="normal" style:font-weight-complex="normal"/>
    </style:style>
    <style:style style:name="T64" style:family="text">
      <style:text-properties fo:font-style="normal" fo:font-weight="normal" officeooo:rsid="004d917f" style:font-style-asian="normal" style:font-weight-asian="normal" style:font-style-complex="normal" style:font-weight-complex="normal"/>
    </style:style>
    <style:style style:name="T65" style:family="text">
      <style:text-properties fo:font-style="normal" fo:font-weight="normal" officeooo:rsid="00550f71" style:font-style-asian="normal" style:font-weight-asian="normal" style:font-style-complex="normal" style:font-weight-complex="normal"/>
    </style:style>
    <style:style style:name="T66" style:family="text">
      <style:text-properties fo:font-style="normal" fo:font-weight="normal" officeooo:rsid="0056300a" style:font-style-asian="normal" style:font-weight-asian="normal" style:font-style-complex="normal" style:font-weight-complex="normal"/>
    </style:style>
    <style:style style:name="T67" style:family="text">
      <style:text-properties fo:font-style="normal" fo:font-weight="normal" officeooo:rsid="006af430" style:font-style-asian="normal" style:font-weight-asian="normal" style:font-style-complex="normal" style:font-weight-complex="normal"/>
    </style:style>
    <style:style style:name="T68" style:family="text">
      <style:text-properties fo:font-style="normal" fo:font-weight="normal" officeooo:rsid="007ae639" style:font-style-asian="normal" style:font-weight-asian="normal" style:font-style-complex="normal" style:font-weight-complex="normal"/>
    </style:style>
    <style:style style:name="T69" style:family="text">
      <style:text-properties fo:font-style="normal" fo:font-weight="normal" officeooo:rsid="007df20a" style:font-style-asian="normal" style:font-weight-asian="normal" style:font-style-complex="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3411b3" style:font-weight-asian="normal" style:font-weight-complex="normal"/>
    </style:style>
    <style:style style:name="T72" style:family="text">
      <style:text-properties fo:font-weight="normal" officeooo:rsid="007df20a" style:font-weight-asian="normal" style:font-weight-complex="normal"/>
    </style:style>
    <style:style style:name="T73" style:family="text">
      <style:text-properties style:font-name="Courier New1" fo:font-weight="bold" style:font-weight-asian="bold" style:font-weight-complex="bold"/>
    </style:style>
    <style:style style:name="T74" style:family="text">
      <style:text-properties style:font-name="Courier New1" fo:font-style="normal" fo:font-weight="bold" officeooo:rsid="002ce613" style:font-style-asian="normal" style:font-weight-asian="bold" style:font-style-complex="normal" style:font-weight-complex="bold"/>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style:font-size-asian="10pt" style:font-size-complex="10pt"/>
    </style:style>
    <style:style style:name="T77" style:family="text">
      <style:text-properties fo:font-size="10pt" officeooo:rsid="000a7e2f" style:font-size-asian="10pt" style:font-size-complex="10pt"/>
    </style:style>
    <style:style style:name="T78" style:family="text">
      <style:text-properties fo:font-size="10pt" officeooo:rsid="000bb9b0" style:font-size-asian="10pt" style:font-size-complex="10pt"/>
    </style:style>
    <style:style style:name="T79" style:family="text">
      <style:text-properties fo:font-size="10pt" officeooo:rsid="001ff5c0" style:font-size-asian="10pt" style:font-size-complex="10pt"/>
    </style:style>
    <style:style style:name="T80" style:family="text">
      <style:text-properties fo:font-size="10pt" officeooo:rsid="007df965" style:font-size-asian="10pt" style:font-size-complex="10pt"/>
    </style:style>
    <style:style style:name="T81" style:family="text">
      <style:text-properties officeooo:rsid="0019168c"/>
    </style:style>
    <style:style style:name="T82" style:family="text">
      <style:text-properties officeooo:rsid="0023e199"/>
    </style:style>
    <style:style style:name="T83" style:family="text">
      <style:text-properties officeooo:rsid="00186d64"/>
    </style:style>
    <style:style style:name="T84" style:family="text">
      <style:text-properties officeooo:rsid="002ea392"/>
    </style:style>
    <style:style style:name="T85" style:family="text">
      <style:text-properties officeooo:rsid="002ed283"/>
    </style:style>
    <style:style style:name="T86" style:family="text">
      <style:text-properties officeooo:rsid="002f3f25"/>
    </style:style>
    <style:style style:name="T87" style:family="text">
      <style:text-properties officeooo:rsid="0009fe25"/>
    </style:style>
    <style:style style:name="T88" style:family="text">
      <style:text-properties officeooo:rsid="000c6e73"/>
    </style:style>
    <style:style style:name="T89" style:family="text">
      <style:text-properties officeooo:rsid="004c6124"/>
    </style:style>
    <style:style style:name="T90" style:family="text">
      <style:text-properties style:font-name="Courier New1" fo:font-weight="bold" style:font-weight-asian="bold" style:font-weight-complex="bold"/>
    </style:style>
    <style:style style:name="T91" style:family="text">
      <style:text-properties style:font-name="Courier New1" fo:font-weight="bold" officeooo:rsid="004c6124" style:font-weight-asian="bold" style:font-weight-complex="bold"/>
    </style:style>
    <style:style style:name="T92" style:family="text">
      <style:text-properties style:font-name="Courier New1" fo:font-weight="bold" officeooo:rsid="000d46ce" style:font-weight-asian="bold" style:font-weight-complex="bold"/>
    </style:style>
    <style:style style:name="T93" style:family="text">
      <style:text-properties style:font-name="Courier New1" fo:font-weight="bold" officeooo:rsid="00755e42" style:font-weight-asian="bold" style:font-weight-complex="bold"/>
    </style:style>
    <style:style style:name="T94" style:family="text">
      <style:text-properties style:font-name="Courier New1" fo:font-style="normal" style:font-style-asian="normal" style:font-style-complex="normal"/>
    </style:style>
    <style:style style:name="T95" style:family="text">
      <style:text-properties style:font-name="Courier New1" fo:font-style="normal" officeooo:rsid="007df20a" style:font-style-asian="normal" style:font-style-complex="normal"/>
    </style:style>
    <style:style style:name="T96" style:family="text">
      <style:text-properties style:font-name="Courier New1" fo:font-style="normal" fo:font-weight="bold" style:font-style-asian="normal" style:font-weight-asian="bold" style:font-style-complex="normal" style:font-weight-complex="bold"/>
    </style:style>
    <style:style style:name="T97" style:family="text">
      <style:text-properties officeooo:rsid="0056300a"/>
    </style:style>
    <style:style style:name="T98" style:family="text">
      <style:text-properties fo:font-size="10.5pt" officeooo:rsid="005c06ff" style:font-size-asian="10.5pt" style:font-size-complex="10.5pt"/>
    </style:style>
    <style:style style:name="T99" style:family="text">
      <style:text-properties fo:font-size="10.5pt" officeooo:rsid="005d7998" style:font-size-asian="10.5pt" style:font-size-complex="10.5pt"/>
    </style:style>
    <style:style style:name="T100" style:family="text">
      <style:text-properties fo:font-size="10.5pt" fo:font-style="normal" style:font-size-asian="10.5pt" style:font-style-asian="normal" style:font-size-complex="10.5pt" style:font-style-complex="normal"/>
    </style:style>
    <style:style style:name="T101" style:family="text">
      <style:text-properties fo:font-size="10.5pt" fo:font-style="italic" style:font-size-asian="10.5pt" style:font-style-asian="italic" style:font-size-complex="10.5pt" style:font-style-complex="italic"/>
    </style:style>
    <style:style style:name="T102" style:family="text">
      <style:text-properties officeooo:rsid="005d7998"/>
    </style:style>
    <style:style style:name="T103" style:family="text">
      <style:text-properties officeooo:rsid="005ee678"/>
    </style:style>
    <style:style style:name="T104" style:family="text">
      <style:text-properties officeooo:rsid="0064f8cd"/>
    </style:style>
    <style:style style:name="T105" style:family="text">
      <style:text-properties style:font-name="Arial1" fo:font-style="normal" fo:font-weight="bold" style:font-style-asian="normal" style:font-weight-asian="bold" style:font-style-complex="normal" style:font-weight-complex="bold"/>
    </style:style>
    <style:style style:name="T106" style:family="text">
      <style:text-properties style:font-name="Arial1" fo:font-weight="bold" style:font-weight-asian="bold" style:font-weight-complex="bold"/>
    </style:style>
    <style:style style:name="T107" style:family="text">
      <style:text-properties officeooo:rsid="00699a37"/>
    </style:style>
    <style:style style:name="T108" style:family="text">
      <style:text-properties officeooo:rsid="0069cdb1"/>
    </style:style>
    <style:style style:name="T109" style:family="text">
      <style:text-properties officeooo:rsid="006cc50b"/>
    </style:style>
    <style:style style:name="T110" style:family="text">
      <style:text-properties officeooo:rsid="00755e42"/>
    </style:style>
    <style:style style:name="T111" style:family="text">
      <style:text-properties officeooo:rsid="007c1a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2"><draw:frame draw:style-name="fr1" draw:name="Image1" text:anchor-type="as-char" svg:width="6.25in" svg:height="1.8201in" draw:z-index="0"><draw:image xlink:href="../../images/logo_600.png" xlink:type="simple" xlink:show="embed" xlink:actuate="onLoad" draw:filter-name="&lt;All formats&gt;" loext:mime-type="image/png"/></draw:frame></text:p>
      <text:p text:style-name="P27"><text:span text:style-name="T18"/></text:p>
      <text:p text:style-name="P143"><text:span text:style-name="T5">IRC Library for Python 3</text:span></text:p>
      <text:p text:style-name="P102"><text:a xlink:type="simple" xlink:href="https://github.com/nutjob-laboratories/erkle" text:style-name="Internet_20_link" text:visited-style-name="Visited_20_Internet_20_Link"><text:span text:style-name="T24">https://github.com/nutjob-laboratories/erkle</text:span></text:a></text:p>
      <text:p text:style-name="P27"><text:span text:style-name="T18"/></text:p>
      <text:p text:style-name="P27"><text:span text:style-name="T18">Erkle</text:span><text:span text:style-name="T87"> is an event-driven IRC library for Python 3. <text:s/>Functions can be "hooked" to a specific event by using a function decorator named </text:span><text:span text:style-name="T3">hook</text:span><text:span text:style-name="T87">.</text:span></text:p>
      <text:p text:style-name="P2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2928_2906029521" text:style-name="Index_20_Link" text:visited-style-name="Index_20_Link">Requirements<text:tab/>2</text:a></text:p>
          <text:p text:style-name="P147"><text:a xlink:type="simple" xlink:href="#__RefHeading___Toc2979_2906029521" text:style-name="Index_20_Link" text:visited-style-name="Index_20_Link">Python libraries<text:tab/>2</text:a></text:p>
          <text:p text:style-name="P148"><text:a xlink:type="simple" xlink:href="#__RefHeading___Toc2088_2906029521" text:style-name="Index_20_Link" text:visited-style-name="Index_20_Link">Erkle<text:tab/>3</text:a></text:p>
          <text:p text:style-name="P147"><text:a xlink:type="simple" xlink:href="#__RefHeading___Toc2805_2906029521" text:style-name="Index_20_Link" text:visited-style-name="Index_20_Link">Object creation<text:tab/>3</text:a></text:p>
          <text:p text:style-name="P147"><text:a xlink:type="simple" xlink:href="#__RefHeading___Toc2807_2906029521" text:style-name="Index_20_Link" text:visited-style-name="Index_20_Link">Methods<text:tab/>3</text:a></text:p>
          <text:p text:style-name="P147"><text:a xlink:type="simple" xlink:href="#__RefHeading___Toc2809_2906029521" text:style-name="Index_20_Link" text:visited-style-name="Index_20_Link">Attributes<text:tab/>4</text:a></text:p>
          <text:p text:style-name="P148"><text:a xlink:type="simple" xlink:href="#__RefHeading___Toc2090_2906029521" text:style-name="Index_20_Link" text:visited-style-name="Index_20_Link">Hook decorator and events<text:tab/>5</text:a></text:p>
          <text:p text:style-name="P147"><text:a xlink:type="simple" xlink:href="#__RefHeading___Toc2811_2906029521" text:style-name="Index_20_Link" text:visited-style-name="Index_20_Link">Events<text:tab/>6</text:a></text:p>
          <text:p text:style-name="P147"><text:a xlink:type="simple" xlink:href="#__RefHeading___Toc2092_2906029521" text:style-name="Index_20_Link" text:visited-style-name="Index_20_Link">Event sets<text:tab/>8</text:a></text:p>
          <text:p text:style-name="P149">erkle.events.dump<text:tab/>8</text:p>
          <text:p text:style-name="P149">erkle.events.messages<text:tab/>8</text:p>
          <text:p text:style-name="P148"><text:a xlink:type="simple" xlink:href="#__RefHeading___Toc2930_2906029521" text:style-name="Index_20_Link" text:visited-style-name="Index_20_Link"><text:span text:style-name="T27">H</text:span></text:a><text:a xlink:type="simple" xlink:href="#__RefHeading___Toc2930_2906029521" text:style-name="Index_20_Link" text:visited-style-name="Index_20_Link"><text:span text:style-name="T27">ook object</text:span></text:a><text:a xlink:type="simple" xlink:href="#__RefHeading___Toc2930_2906029521" text:style-name="Index_20_Link" text:visited-style-name="Index_20_Link"><text:tab/>9</text:a></text:p>
          <text:p text:style-name="P147"><text:a xlink:type="simple" xlink:href="#__RefHeading___Toc2977_2906029521" text:style-name="Index_20_Link" text:visited-style-name="Index_20_Link"><text:span text:style-name="T27">E</text:span></text:a><text:a xlink:type="simple" xlink:href="#__RefHeading___Toc2977_2906029521" text:style-name="Index_20_Link" text:visited-style-name="Index_20_Link"><text:span text:style-name="T27">xample</text:span></text:a><text:a xlink:type="simple" xlink:href="#__RefHeading___Toc2977_2906029521" text:style-name="Index_20_Link" text:visited-style-name="Index_20_Link"><text:tab/>9</text:a></text:p>
          <text:p text:style-name="P148"><text:a xlink:type="simple" xlink:href="#__RefHeading___Toc2094_2906029521" text:style-name="Index_20_Link" text:visited-style-name="Index_20_Link">Examples<text:tab/>10</text:a></text:p>
          <text:p text:style-name="P147"><text:a xlink:type="simple" xlink:href="#__RefHeading___Toc2096_2906029521" text:style-name="Index_20_Link" text:visited-style-name="Index_20_Link">Greeter Bot<text:tab/>10</text:a></text:p>
          <text:p text:style-name="P148"><text:a xlink:type="simple" xlink:href="#__RefHeading___Toc2523_2906029521" text:style-name="Index_20_Link" text:visited-style-name="Index_20_Link">License<text:tab/>11</text:a></text:p>
        </text:index-body>
      </text:table-of-content>
      <text:h text:style-name="P22" text:outline-level="1"/>
      <text:p text:style-name="P100"/>
      <text:p text:style-name="P103"/>
      <text:p text:style-name="P103"/>
      <text:p text:style-name="P103"/>
      <text:p text:style-name="P103"/>
      <text:p text:style-name="P103"/>
      <text:p text:style-name="P103"/>
      <text:p text:style-name="P103"/>
      <text:p text:style-name="P103"/>
      <text:p text:style-name="P103"/>
      <text:p text:style-name="P103"/>
      <text:h text:style-name="P23" text:outline-level="1"><text:bookmark-start text:name="__RefHeading___Toc2928_2906029521"/><text:soft-page-break/>Requirements<text:bookmark-end text:name="__RefHeading___Toc2928_2906029521"/></text:h>
      <text:p text:style-name="P105"><text:span text:style-name="T19">Erkle</text:span> uses, for the most part, only modules <text:span text:style-name="T109">in the</text:span> Python <text:span text:style-name="T10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4">TLS</text:span></text:a> to connect to IRC servers, however, the <text:a xlink:type="simple" xlink:href="https://www.pyopenssl.org/" text:style-name="Internet_20_link" text:visited-style-name="Visited_20_Internet_20_Link"><text:span text:style-name="T105">pyOpenSSL</text:span></text:a> library must be installed. To install this library via <text:span text:style-name="T107">the Python package installer,</text:span> <text:a xlink:type="simple" xlink:href="https://pip.pypa.io/" text:style-name="Internet_20_link" text:visited-style-name="Visited_20_Internet_20_Link"><text:span text:style-name="T106">pip</text:span></text:a>, execute this command:</text:p>
      <text:p text:style-name="P105"/>
      <table:table table:name="Table4" table:style-name="Table4">
        <table:table-column table:style-name="Table4.A"/>
        <table:table-row>
          <table:table-cell table:style-name="Table4.A1" office:value-type="string">
            <text:p text:style-name="P21">pip install pyOpenSSL</text:p>
          </table:table-cell>
        </table:table-row>
      </table:table>
      <text:p text:style-name="Standard"/>
      <text:h text:style-name="Heading_20_2" text:outline-level="2"><text:bookmark-start text:name="__RefHeading___Toc2979_2906029521"/>Python libraries<text:bookmark-end text:name="__RefHeading___Toc2979_2906029521"/></text:h>
      <text:p text:style-name="P89">Erkle<text:span text:style-name="T27"> uses the following modules from the standard library:</text:span></text:p>
      <text:p text:style-name="P89"><text:span text:style-name="T27"/></text:p>
      <text:list xml:id="list2662851805" text:style-name="L3">
        <text:list-item>
          <text:p text:style-name="P145"><text:span text:style-name="T27">socket</text:span></text:p>
        </text:list-item>
        <text:list-item>
          <text:p text:style-name="P145"><text:span text:style-name="T27">collections</text:span></text:p>
        </text:list-item>
        <text:list-item>
          <text:p text:style-name="P145"><text:span text:style-name="T27">string</text:span></text:p>
        </text:list-item>
        <text:list-item>
          <text:p text:style-name="P145"><text:span text:style-name="T27">threading</text:span></text:p>
        </text:list-item>
        <text:list-item>
          <text:p text:style-name="P90"><text:span text:style-name="T96">ssl</text:span><text:span text:style-name="T27"> (only if it is available)</text:span></text:p>
        </text:list-item>
      </text:list>
      <text:p text:style-name="Standard"/>
      <text:p text:style-name="Standard"><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76">from</text:span></text:span><text:span text:style-name="T76"> </text:span><text:span text:style-name="_5f_OOoComputerIdent"><text:span text:style-name="T76">erkle</text:span></text:span><text:span text:style-name="T76"> </text:span><text:span text:style-name="_5f_OOoComputerKeyWord"><text:span text:style-name="T76">import</text:span></text:span><text:span text:style-name="T76"> </text:span><text:span text:style-name="_5f_OOoComputerSpecial"><text:span text:style-name="T76">*</text:span></text:span></text:p>
            <text:p text:style-name="P19"/>
            <text:p text:style-name="P1"><text:span text:style-name="_5f_OOoComputerSpecial"><text:span text:style-name="T76">@</text:span></text:span><text:span text:style-name="_5f_OOoComputerIdent"><text:span text:style-name="T76">hook</text:span></text:span><text:span text:style-name="_5f_OOoComputerSpecial"><text:span text:style-name="T76">.</text:span></text:span><text:span text:style-name="_5f_OOoComputerIdent"><text:span text:style-name="T76">event</text:span></text:span><text:span text:style-name="_5f_OOoComputerSpecial"><text:span text:style-name="T76">(</text:span></text:span><text:span text:style-name="_5f_OOoComputerLiteral"><text:span text:style-name="T76">"welcome"</text:span></text:span><text:span text:style-name="_5f_OOoComputerSpecial"><text:span text:style-name="T76">)</text:span></text:span></text:p>
            <text:p text:style-name="P1"><text:span text:style-name="_5f_OOoComputerKeyWord"><text:span text:style-name="T76">def</text:span></text:span><text:span text:style-name="T76"> </text:span><text:span text:style-name="_5f_OOoComputerIdent"><text:span text:style-name="T76">welcome</text:span></text:span><text:span text:style-name="_5f_OOoComputerSpecial"><text:span text:style-name="T76">(</text:span></text:span><text:span text:style-name="_5f_OOoComputerIdent"><text:span text:style-name="T76">connection</text:span></text:span><text:span text:style-name="_5f_OOoComputerSpecial"><text:span text:style-name="T76">):</text:span></text:span></text:p>
            <text:p text:style-name="P1"><text:span text:style-name="T76"><text:s text:c="5"/></text:span><text:span text:style-name="_5f_OOoComputerIdent"><text:span text:style-name="T76">connection</text:span></text:span><text:span text:style-name="_5f_OOoComputerSpecial"><text:span text:style-name="T76">.</text:span></text:span><text:span text:style-name="_5f_OOoComputerIdent"><text:span text:style-name="T77">join</text:span></text:span><text:span text:style-name="_5f_OOoComputerSpecial"><text:span text:style-name="T76">(</text:span></text:span><text:span text:style-name="_5f_OOoComputerLiteral"><text:span text:style-name="T76">"#erklelib"</text:span></text:span><text:span text:style-name="_5f_OOoComputerSpecial"><text:span text:style-name="T76">)</text:span></text:span></text:p>
            <text:p text:style-name="P19"/>
            <text:p text:style-name="P1"><text:span text:style-name="_5f_OOoComputerSpecial"><text:span text:style-name="T76">@</text:span></text:span><text:span text:style-name="_5f_OOoComputerIdent"><text:span text:style-name="T76">hook</text:span></text:span><text:span text:style-name="_5f_OOoComputerSpecial"><text:span text:style-name="T76">.</text:span></text:span><text:span text:style-name="_5f_OOoComputerIdent"><text:span text:style-name="T76">event</text:span></text:span><text:span text:style-name="_5f_OOoComputerSpecial"><text:span text:style-name="T76">(</text:span></text:span><text:span text:style-name="_5f_OOoComputerLiteral"><text:span text:style-name="T76">"join"</text:span></text:span><text:span text:style-name="_5f_OOoComputerSpecial"><text:span text:style-name="T76">)</text:span></text:span></text:p>
            <text:p text:style-name="P1"><text:span text:style-name="_5f_OOoComputerKeyWord"><text:span text:style-name="T76">def</text:span></text:span><text:span text:style-name="T76"> </text:span><text:span text:style-name="_5f_OOoComputerIdent"><text:span text:style-name="T76">cjoin</text:span></text:span><text:span text:style-name="_5f_OOoComputerSpecial"><text:span text:style-name="T76">(</text:span></text:span><text:span text:style-name="_5f_OOoComputerIdent"><text:span text:style-name="T76">connection</text:span></text:span><text:span text:style-name="_5f_OOoComputerSpecial"><text:span text:style-name="T76">,</text:span></text:span><text:span text:style-name="_5f_OOoComputerIdent"><text:span text:style-name="T76">nickname</text:span></text:span><text:span text:style-name="_5f_OOoComputerSpecial"><text:span text:style-name="T76">,</text:span></text:span><text:span text:style-name="_5f_OOoComputerIdent"><text:span text:style-name="T76">host</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p>
            <text:p text:style-name="P1"><text:span text:style-name="T76"><text:s text:c="5"/></text:span><text:span text:style-name="_5f_OOoComputerIdent"><text:span text:style-name="T76">connection</text:span></text:span><text:span text:style-name="_5f_OOoComputerSpecial"><text:span text:style-name="T76">.</text:span></text:span><text:span text:style-name="_5f_OOoComputerIdent"><text:span text:style-name="T77">msg</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Literal"><text:span text:style-name="T76">"Hello world!"</text:span></text:span><text:span text:style-name="_5f_OOoComputerSpecial"><text:span text:style-name="T76">)</text:span></text:span></text:p>
            <text:p text:style-name="P1"><text:span text:style-name="T76"><text:s text:c="5"/></text:span><text:span text:style-name="_5f_OOoComputerIdent"><text:span text:style-name="T76">connection</text:span></text:span><text:span text:style-name="_5f_OOoComputerSpecial"><text:span text:style-name="T76">.</text:span></text:span><text:span text:style-name="_5f_OOoComputerIdent"><text:span text:style-name="T76">quit</text:span></text:span><text:span text:style-name="_5f_OOoComputerSpecial"><text:span text:style-name="T76">()</text:span></text:span></text:p>
            <text:p text:style-name="P1"><text:span text:style-name="_5f_OOoComputerSpecial"><text:span text:style-name="T76"/></text:span></text:p>
            <text:p text:style-name="P2"><text:span text:style-name="_5f_OOoComputerIdent"><text:span text:style-name="T78">bot</text:span></text:span><text:span text:style-name="_5f_OOoComputerSpecial"><text:span text:style-name="T78"> = </text:span></text:span><text:span text:style-name="_5f_OOoComputerIdent"><text:span text:style-name="T78">Erkle</text:span></text:span><text:span text:style-name="_5f_OOoComputerSpecial"><text:span text:style-name="T78">(</text:span></text:span><text:span text:style-name="_5f_OOoComputerLiteral"><text:span text:style-name="T78">"mybot"</text:span></text:span><text:span text:style-name="_5f_OOoComputerSpecial"><text:span text:style-name="T78">,</text:span></text:span><text:span text:style-name="_5f_OOoComputerLiteral"><text:span text:style-name="T78">"mybot"</text:span></text:span><text:span text:style-name="_5f_OOoComputerSpecial"><text:span text:style-name="T78">,</text:span></text:span><text:span text:style-name="_5f_OOoComputerLiteral"><text:span text:style-name="T78">"Erkle Bot"</text:span></text:span><text:span text:style-name="_5f_OOoComputerSpecial"><text:span text:style-name="T78">,</text:span></text:span><text:span text:style-name="_5f_OOoComputerLiteral"><text:span text:style-name="T78">"irc.efnet.org"</text:span></text:span><text:span text:style-name="_5f_OOoComputerSpecial"><text:span text:style-name="T78">,</text:span></text:span><text:span text:style-name="_5f_OOoComputerLiteral"><text:span text:style-name="T78">6667</text:span></text:span><text:span text:style-name="_5f_OOoComputerSpecial"><text:span text:style-name="T78">)</text:span></text:span></text:p>
            <text:p text:style-name="P2"><text:span text:style-name="_5f_OOoComputerIdent"><text:span text:style-name="T78">bot</text:span></text:span><text:span text:style-name="_5f_OOoComputerSpecial"><text:span text:style-name="T78">.</text:span></text:span><text:span text:style-name="_5f_OOoComputerIdent"><text:span text:style-name="T78">connect</text:span></text:span><text:span text:style-name="_5f_OOoComputerSpecial"><text:span text:style-name="T78">()</text:span></text:span></text:p>
          </table:table-cell>
        </table:table-row>
      </table:table>
      <text:p text:style-name="P25">Example Erkle us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40"><text:span text:style-name="T15">Erkle</text:span><text:span text:style-name="T88"> is an object that creates and manages an IRC connection. </text:span><text:span text:style-name="T15">Erkle</text:span><text:span text:style-name="T12">()</text:span><text:span text:style-name="T88"> can take eight arguments (see below). Once the </text:span><text:span text:style-name="T11">Erkle</text:span><text:span text:style-name="T25"> object is created, use the </text:span><text:span text:style-name="T2">connect()</text:span><text:span text:style-name="T25"> or </text:span><text:span text:style-name="T92">spawn()</text:span><text:span text:style-name="T25"> method to cause the object to connect to the IRC server.</text:span></text:p>
      <text:p text:style-name="P140"/>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10">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10">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10">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10">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10">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10">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10">Sets whether to use SSL to connect to the IRC server; set to True to use SSL. <text:span text:style-name="T7">Default: False</text:span></text:p>
          </table:table-cell>
        </table:table-row>
        <table:table-row>
          <table:table-cell table:style-name="Table2.A2" office:value-type="string">
            <text:p text:style-name="P77">encoding</text:p>
          </table:table-cell>
          <table:table-cell table:style-name="Table2.A2" office:value-type="string">
            <text:p text:style-name="P64">string</text:p>
          </table:table-cell>
          <table:table-cell table:style-name="Table2.C9" office:value-type="string">
            <text:p text:style-name="P111">What string encoding type the server connection uses. <text:span text:style-name="T7">Default: utf-8</text:span></text:p>
          </table:table-cell>
        </table:table-row>
      </table:table>
      <text:h text:style-name="Heading_20_2" text:outline-level="2"><text:bookmark-start text:name="__RefHeading___Toc2807_2906029521"/><text:span text:style-name="T108">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6">Method</text:p>
          </table:table-cell>
          <table:table-cell table:style-name="Table3.A1" office:value-type="string">
            <text:p text:style-name="P96">Arguments</text:p>
          </table:table-cell>
          <table:table-cell table:style-name="Table3.C1" office:value-type="string">
            <text:p text:style-name="P96">Description</text:p>
          </table:table-cell>
        </table:table-row>
        <table:table-row table:style-name="Table3.1">
          <table:table-cell table:style-name="Table3.A2" office:value-type="string">
            <text:p text:style-name="P80">connect</text:p>
          </table:table-cell>
          <table:table-cell table:style-name="Table3.B2" office:value-type="string">
            <text:p text:style-name="P65">None.</text:p>
          </table:table-cell>
          <table:table-cell table:style-name="Table3.C20" office:value-type="string">
            <text:p text:style-name="P112">Connects to the IRC server.</text:p>
          </table:table-cell>
        </table:table-row>
        <table:table-row table:style-name="Table3.1">
          <table:table-cell table:style-name="Table3.A2" office:value-type="string">
            <text:p text:style-name="P81">spawn</text:p>
          </table:table-cell>
          <table:table-cell table:style-name="Table3.B2" office:value-type="string">
            <text:p text:style-name="P66">None.</text:p>
          </table:table-cell>
          <table:table-cell table:style-name="Table3.C20" office:value-type="string">
            <text:p text:style-name="P131">Spawns a new thread, and connects to IRC using that thread.</text:p>
          </table:table-cell>
        </table:table-row>
        <table:table-row table:style-name="Table3.1">
          <table:table-cell table:style-name="Table3.A2" office:value-type="string">
            <text:p text:style-name="P75">send</text:p>
          </table:table-cell>
          <table:table-cell table:style-name="Table3.B2" office:value-type="string">
            <text:list xml:id="list453426799" text:style-name="List_20_1">
              <text:list-item>
                <text:p text:style-name="P26"><text:span text:style-name="T75">data</text:span><text:span text:style-name="T76"> (string)</text:span></text:p>
              </text:list-item>
            </text:list>
          </table:table-cell>
          <table:table-cell table:style-name="Table3.C20" office:value-type="string">
            <text:p text:style-name="P136">Sends a "raw" message to the IRC server; the message will not be processed in any way before being sent.</text:p>
          </table:table-cell>
        </table:table-row>
        <table:table-row table:style-name="Table3.1">
          <table:table-cell table:style-name="Table3.A2" office:value-type="string">
            <text:p text:style-name="P75"><text:span text:style-name="T110">priv</text:span>msg</text:p>
          </table:table-cell>
          <table:table-cell table:style-name="Table3.B2" office:value-type="string">
            <text:list xml:id="list211622291050284" text:continue-numbering="true" text:style-name="List_20_1">
              <text:list-item>
                <text:p text:style-name="P29"><text:span text:style-name="T5">target</text:span> (string)</text:p>
              </text:list-item>
              <text:list-item>
                <text:p text:style-name="P29"><text:span text:style-name="T5">message</text:span> (string)</text:p>
              </text:list-item>
            </text:list>
          </table:table-cell>
          <table:table-cell table:style-name="Table3.C8" office:value-type="string">
            <text:p text:style-name="P136">Sends a chat message to a channel or user. <text:span text:style-name="T110">This can also be called via an alias: </text:span><text:span text:style-name="T93">msg()</text:span></text:p>
          </table:table-cell>
        </table:table-row>
        <table:table-row table:style-name="Table3.1">
          <table:table-cell table:style-name="Table3.A2" office:value-type="string">
            <text:p text:style-name="P75">action</text:p>
          </table:table-cell>
          <table:table-cell table:style-name="Table3.B2" office:value-type="string">
            <text:list xml:id="list211621146614253" text:continue-numbering="true" text:style-name="List_20_1">
              <text:list-item>
                <text:p text:style-name="P29"><text:span text:style-name="T5">target</text:span> (string)</text:p>
              </text:list-item>
              <text:list-item>
                <text:p text:style-name="P29"><text:span text:style-name="T5">message</text:span> (string)</text:p>
              </text:list-item>
            </text:list>
          </table:table-cell>
          <table:table-cell table:style-name="Table3.C20" office:value-type="string">
            <text:p text:style-name="P137">Sends a CTCP action message to a channel or user. <text:span text:style-name="T110">This can also be called via an alias: </text:span><text:span text:style-name="T93">me()</text:span></text:p>
          </table:table-cell>
        </table:table-row>
        <table:table-row table:style-name="Table3.1">
          <table:table-cell table:style-name="Table3.A2" office:value-type="string">
            <text:p text:style-name="P88">notice</text:p>
          </table:table-cell>
          <table:table-cell table:style-name="Table3.B2" office:value-type="string">
            <text:list xml:id="list211623031995624" text:continue-numbering="true" text:style-name="List_20_1">
              <text:list-item>
                <text:p text:style-name="P30"><text:span text:style-name="T5">target</text:span> (string)</text:p>
              </text:list-item>
              <text:list-item>
                <text:p text:style-name="P30"><text:span text:style-name="T5">message</text:span> (string)</text:p>
              </text:list-item>
            </text:list>
          </table:table-cell>
          <table:table-cell table:style-name="Table3.C20" office:value-type="string">
            <text:p text:style-name="P113">Sends a notice to a user or channel.</text:p>
          </table:table-cell>
        </table:table-row>
        <table:table-row table:style-name="Table3.1">
          <table:table-cell table:style-name="Table3.A2" office:value-type="string">
            <text:p text:style-name="P75">join</text:p>
          </table:table-cell>
          <table:table-cell table:style-name="Table3.B2" office:value-type="string">
            <text:list xml:id="list211622128887710" text:continue-numbering="true" text:style-name="List_20_1">
              <text:list-item>
                <text:p text:style-name="P29"><text:span text:style-name="T5">channel</text:span> (string)</text:p>
              </text:list-item>
              <text:list-item>
                <text:p text:style-name="P29"><text:span text:style-name="T16">key</text:span> (string)</text:p>
              </text:list-item>
            </text:list>
          </table:table-cell>
          <table:table-cell table:style-name="Table3.C8" office:value-type="string">
            <text:p text:style-name="P136">Joins a channel.</text:p>
          </table:table-cell>
        </table:table-row>
        <table:table-row table:style-name="Table3.1">
          <table:table-cell table:style-name="Table3.A2" office:value-type="string">
            <text:p text:style-name="P75">part</text:p>
          </table:table-cell>
          <table:table-cell table:style-name="Table3.B2" office:value-type="string">
            <text:list xml:id="list211622042751718" text:continue-numbering="true" text:style-name="List_20_1">
              <text:list-item>
                <text:p text:style-name="P29"><text:span text:style-name="T5">channel</text:span> (string)</text:p>
              </text:list-item>
              <text:list-item>
                <text:p text:style-name="P29"><text:span text:style-name="T16">reason</text:span> (string)</text:p>
              </text:list-item>
            </text:list>
          </table:table-cell>
          <table:table-cell table:style-name="Table3.C20" office:value-type="string">
            <text:p text:style-name="P136">Leaves a channel.</text:p>
          </table:table-cell>
        </table:table-row>
        <table:table-row table:style-name="Table3.1">
          <table:table-cell table:style-name="Table3.A2" office:value-type="string">
            <text:p text:style-name="P76">kick</text:p>
          </table:table-cell>
          <table:table-cell table:style-name="Table3.B2" office:value-type="string">
            <text:list xml:id="list211622988925106" text:continue-numbering="true" text:style-name="List_20_1">
              <text:list-item>
                <text:p text:style-name="P33"><text:span text:style-name="T5">target</text:span> (string)</text:p>
              </text:list-item>
              <text:list-item>
                <text:p text:style-name="P33"><text:span text:style-name="T5">channel</text:span> (string)</text:p>
              </text:list-item>
              <text:list-item>
                <text:p text:style-name="P59"><text:span text:style-name="T5">reason</text:span><text:span text:style-name="T27"> (string)</text:span></text:p>
              </text:list-item>
            </text:list>
          </table:table-cell>
          <table:table-cell table:style-name="Table3.C20" office:value-type="string">
            <text:p text:style-name="P114">Kicks a user from a channel (the client must be a channel operator in the channel).</text:p>
          </table:table-cell>
        </table:table-row>
        <table:table-row table:style-name="Table3.1">
          <table:table-cell table:style-name="Table3.A2" office:value-type="string">
            <text:p text:style-name="P84">ban</text:p>
          </table:table-cell>
          <table:table-cell table:style-name="Table3.B2" office:value-type="string">
            <text:list xml:id="list211622554426524" text:continue-numbering="true" text:style-name="List_20_1">
              <text:list-item>
                <text:p text:style-name="P36"><text:span text:style-name="T5">channel</text:span> (string)</text:p>
              </text:list-item>
              <text:list-item>
                <text:p text:style-name="P36"><text:span text:style-name="T5">mask</text:span> (string)</text:p>
              </text:list-item>
            </text:list>
          </table:table-cell>
          <table:table-cell table:style-name="Table3.C20" office:value-type="string">
            <text:p text:style-name="P141"><text:span text:style-name="T98">Bans any user who's nick/host/username matches a mask from a channel (the client must be a channel operator in the channel). </text:span><text:span text:style-name="T99">See </text:span><text:a xlink:type="simple" xlink:href="https://tools.ietf.org/html/rfc1459" text:style-name="Internet_20_link" text:visited-style-name="Visited_20_Internet_20_Link"><text:span text:style-name="T99">RFC 1459</text:span></text:a><text:span text:style-name="T99"> for more information on masks.</text:span></text:p>
          </table:table-cell>
        </table:table-row>
        <text:soft-page-break/>
        <table:table-row table:style-name="Table3.1">
          <table:table-cell table:style-name="Table3.A2" office:value-type="string">
            <text:p text:style-name="P85">unban</text:p>
          </table:table-cell>
          <table:table-cell table:style-name="Table3.B2" office:value-type="string">
            <text:list xml:id="list211622103052496" text:continue-numbering="true" text:style-name="List_20_1">
              <text:list-item>
                <text:p text:style-name="P36"><text:span text:style-name="T5">channel</text:span> (string)</text:p>
              </text:list-item>
              <text:list-item>
                <text:p text:style-name="P36"><text:span text:style-name="T5">mask</text:span> (string)</text:p>
              </text:list-item>
            </text:list>
          </table:table-cell>
          <table:table-cell table:style-name="Table3.C20" office:value-type="string">
            <text:p text:style-name="P133">Removes a channel ban from a channel (the client must be a channel operator in the channel).</text:p>
          </table:table-cell>
        </table:table-row>
        <table:table-row table:style-name="Table3.1">
          <table:table-cell table:style-name="Table3.A2" office:value-type="string">
            <text:p text:style-name="P86">lock</text:p>
          </table:table-cell>
          <table:table-cell table:style-name="Table3.B2" office:value-type="string">
            <text:list xml:id="list211622946762817" text:continue-numbering="true" text:style-name="List_20_1">
              <text:list-item>
                <text:p text:style-name="P36"><text:span text:style-name="T5">channel</text:span> (string)</text:p>
              </text:list-item>
              <text:list-item>
                <text:p text:style-name="P36"><text:span text:style-name="T6">key</text:span> (string)</text:p>
              </text:list-item>
            </text:list>
          </table:table-cell>
          <table:table-cell table:style-name="Table3.C20" office:value-type="string">
            <text:p text:style-name="P134">Sets a channel key on a channel <text:span text:style-name="T103">(the client must be a channel operator in the channel).</text:span></text:p>
          </table:table-cell>
        </table:table-row>
        <table:table-row table:style-name="Table3.1">
          <table:table-cell table:style-name="Table3.A2" office:value-type="string">
            <text:p text:style-name="P86">unlock</text:p>
          </table:table-cell>
          <table:table-cell table:style-name="Table3.B2" office:value-type="string">
            <text:list xml:id="list211621609524766" text:continue-numbering="true" text:style-name="List_20_1">
              <text:list-item>
                <text:p text:style-name="P36"><text:span text:style-name="T5">channel</text:span> (string)</text:p>
              </text:list-item>
              <text:list-item>
                <text:p text:style-name="P36"><text:span text:style-name="T6">key</text:span> (string)</text:p>
              </text:list-item>
            </text:list>
          </table:table-cell>
          <table:table-cell table:style-name="Table3.C20" office:value-type="string">
            <text:p text:style-name="P134">Removes a channel key from a channel <text:span text:style-name="T103">(the client must be a channel operator in the channel).</text:span></text:p>
          </table:table-cell>
        </table:table-row>
        <table:table-row table:style-name="Table3.1">
          <table:table-cell table:style-name="Table3.A2" office:value-type="string">
            <text:p text:style-name="P87">mode</text:p>
          </table:table-cell>
          <table:table-cell table:style-name="Table3.B2" office:value-type="string">
            <text:list xml:id="list211622876512177" text:continue-numbering="true" text:style-name="List_20_1">
              <text:list-item>
                <text:p text:style-name="P37"><text:span text:style-name="T5">target</text:span> (string)</text:p>
              </text:list-item>
              <text:list-item>
                <text:p text:style-name="P37"><text:span text:style-name="T5">mode</text:span> (string)</text:p>
              </text:list-item>
            </text:list>
          </table:table-cell>
          <table:table-cell table:style-name="Table3.C20" office:value-type="string">
            <text:p text:style-name="P135">Sets a mode on a channel or user. <text:span text:style-name="T102">See </text:span><text:a xlink:type="simple" xlink:href="https://tools.ietf.org/html/rfc1459" text:style-name="Internet_20_link" text:visited-style-name="Visited_20_Internet_20_Link"><text:span text:style-name="T102">RFC 1459</text:span></text:a><text:span text:style-name="T102"> for more information on </text:span>modes<text:span text:style-name="T102">.</text:span></text:p>
          </table:table-cell>
        </table:table-row>
        <table:table-row table:style-name="Table3.1">
          <table:table-cell table:style-name="Table3.A2" office:value-type="string">
            <text:p text:style-name="P78">invite</text:p>
          </table:table-cell>
          <table:table-cell table:style-name="Table3.B2" office:value-type="string">
            <text:list xml:id="list211622881409860" text:continue-numbering="true" text:style-name="List_20_1">
              <text:list-item>
                <text:p text:style-name="P34"><text:span text:style-name="T5">user</text:span> (string)</text:p>
              </text:list-item>
              <text:list-item>
                <text:p text:style-name="P34"><text:span text:style-name="T5">channel</text:span> (string)</text:p>
              </text:list-item>
            </text:list>
          </table:table-cell>
          <table:table-cell table:style-name="Table3.C20" office:value-type="string">
            <text:p text:style-name="P115">Sends a channel invitation to a user.</text:p>
          </table:table-cell>
        </table:table-row>
        <table:table-row table:style-name="Table3.1">
          <table:table-cell table:style-name="Table3.A2" office:value-type="string">
            <text:p text:style-name="P83">away</text:p>
          </table:table-cell>
          <table:table-cell table:style-name="Table3.B2" office:value-type="string">
            <text:list xml:id="list211621762813825" text:continue-numbering="true" text:style-name="List_20_1">
              <text:list-item>
                <text:p text:style-name="P35"><text:span text:style-name="T16">message</text:span> (string)</text:p>
              </text:list-item>
            </text:list>
          </table:table-cell>
          <table:table-cell table:style-name="Table3.C20" office:value-type="string">
            <text:p text:style-name="P132">Sets the client to "away" on the IRC server.</text:p>
          </table:table-cell>
        </table:table-row>
        <table:table-row table:style-name="Table3.1">
          <table:table-cell table:style-name="Table3.A2" office:value-type="string">
            <text:p text:style-name="P83">back</text:p>
          </table:table-cell>
          <table:table-cell table:style-name="Table3.B2" office:value-type="string">
            <text:p text:style-name="P67">None.</text:p>
          </table:table-cell>
          <table:table-cell table:style-name="Table3.C20" office:value-type="string">
            <text:p text:style-name="P132">Sets the client to "back" on the IRC server.</text:p>
          </table:table-cell>
        </table:table-row>
        <table:table-row table:style-name="Table3.1">
          <table:table-cell table:style-name="Table3.A2" office:value-type="string">
            <text:p text:style-name="P79">whois</text:p>
          </table:table-cell>
          <table:table-cell table:style-name="Table3.B2" office:value-type="string">
            <text:list xml:id="list211621020503416" text:continue-numbering="true" text:style-name="List_20_1">
              <text:list-item>
                <text:p text:style-name="P55">user<text:span text:style-name="T70"> (string)</text:span></text:p>
              </text:list-item>
            </text:list>
          </table:table-cell>
          <table:table-cell table:style-name="Table3.C20" office:value-type="string">
            <text:p text:style-name="P116">Requests WHOIS data on a user from the server. <text:span text:style-name="T89">When the WHOIS data is received, the </text:span><text:span text:style-name="T91">whois</text:span><text:span text:style-name="T89"> event will be triggered.</text:span></text:p>
          </table:table-cell>
        </table:table-row>
        <table:table-row table:style-name="Table3.1">
          <table:table-cell table:style-name="Table3.A2" office:value-type="string">
            <text:p text:style-name="P82">list</text:p>
          </table:table-cell>
          <table:table-cell table:style-name="Table3.B2" office:value-type="string">
            <text:p text:style-name="P68">None</text:p>
          </table:table-cell>
          <table:table-cell table:style-name="Table3.C20" office:value-type="string">
            <text:p text:style-name="P117">Requests a list of channels from the server. When the channel list is received, the <text:span text:style-name="T73">list</text:span> event will be triggered.</text:p>
          </table:table-cell>
        </table:table-row>
        <table:table-row table:style-name="Table3.1">
          <table:table-cell table:style-name="Table3.A2" office:value-type="string">
            <text:p text:style-name="P75">quit</text:p>
          </table:table-cell>
          <table:table-cell table:style-name="Table3.B2" office:value-type="string">
            <text:list xml:id="list211621417426966" text:continue-numbering="true" text:style-name="List_20_1">
              <text:list-item>
                <text:p text:style-name="P29"><text:span text:style-name="T16">reason</text:span> (string)</text:p>
              </text:list-item>
            </text:list>
          </table:table-cell>
          <table:table-cell table:style-name="Table3.C21" office:value-type="string">
            <text:p text:style-name="P136">Disconnects from the IRC server.</text:p>
          </table:table-cell>
        </table:table-row>
      </table:table>
      <text:h text:style-name="Heading_20_2" text:outline-level="2"><text:bookmark-start text:name="__RefHeading___Toc2809_2906029521"/><text:span text:style-name="T108">A</text:span>ttributes<text:bookmark-end text:name="__RefHeading___Toc2809_2906029521"/></text:h>
      <text:p text:style-name="P141"><text:span text:style-name="T44">An </text:span><text:span text:style-name="T10">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74">welcome</text:span><text:span text:style-name="T34">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10">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10">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10">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10">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10">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10">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10">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10">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10">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10">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10">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10">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10">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10">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10">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10">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10">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10">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10">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10">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10">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10">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10">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10">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10">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10">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10">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42">Included with the <text:span text:style-name="T7">Erkle</text:span><text:span text:style-name="T27"> object is the </text:span><text:span text:style-name="T19">hook</text:span><text:span text:style-name="T57"> </text:span><text:span text:style-name="T67">decorator</text:span><text:span text:style-name="T57">. <text:s/>The </text:span><text:span text:style-name="T19">hook</text:span><text:span text:style-name="T57"> </text:span><text:span text:style-name="T67">decorator</text:span><text:span text:style-name="T57"> is used to decorate</text:span><text:span text:style-name="T57"><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7"> functions that should be executed when specific events occur; this is called "hooking" an event. </text:span><text:span text:style-name="T19">hook</text:span><text:span text:style-name="T57"> exposes one method: </text:span><text:span text:style-name="T4">event</text:span><text:span text:style-name="T57">. To hook an event, pass the name of the event (as a string) as the only argument to </text:span><text:span text:style-name="T68">the</text:span><text:span text:style-name="T57"> </text:span><text:span text:style-name="T4">event</text:span><text:span text:style-name="T57">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85">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A2" office:value-type="string">
            <text:list xml:id="list211622539707410" text:continue-numbering="true" text:style-name="List_20_1">
              <text:list-item>
                <text:p text:style-name="P38">Erkle object</text:p>
              </text:list-item>
            </text:list>
          </table:table-cell>
          <table:table-cell table:style-name="Table5.C24" office:value-type="string">
            <text:p text:style-name="P118">Triggered when the <text:span text:style-name="T7">Erkle</text:span><text:span text:style-name="T27"> object connects to IRC.</text:span></text:p>
          </table:table-cell>
        </table:table-row>
        <table:table-row table:style-name="Table5.1">
          <table:table-cell table:style-name="Table5.A2" office:value-type="string">
            <text:p text:style-name="P8">motd</text:p>
          </table:table-cell>
          <table:table-cell table:style-name="Table5.A2" office:value-type="string">
            <text:list xml:id="list211621066287851" text:continue-numbering="true" text:style-name="List_20_1">
              <text:list-item>
                <text:p text:style-name="P38">Erkle object</text:p>
              </text:list-item>
              <text:list-item>
                <text:p text:style-name="P31"><text:span text:style-name="T5">message</text:span> (string)</text:p>
              </text:list-item>
            </text:list>
          </table:table-cell>
          <table:table-cell table:style-name="Table5.C15" office:value-type="string">
            <text:p text:style-name="P118">Triggered when the server's message of the day (MOTD) is received.</text:p>
          </table:table-cell>
        </table:table-row>
        <table:table-row table:style-name="Table5.1">
          <table:table-cell table:style-name="Table5.A2" office:value-type="string">
            <text:p text:style-name="P8">welcome</text:p>
          </table:table-cell>
          <table:table-cell table:style-name="Table5.A2" office:value-type="string">
            <text:list xml:id="list211621587902249" text:continue-numbering="true" text:style-name="List_20_1">
              <text:list-item>
                <text:p text:style-name="P38">Erkle object</text:p>
              </text:list-item>
            </text:list>
          </table:table-cell>
          <table:table-cell table:style-name="Table5.C24" office:value-type="string">
            <text:p text:style-name="P118">Triggered when registration with the IRC server is complete.</text:p>
          </table:table-cell>
        </table:table-row>
        <table:table-row table:style-name="Table5.1">
          <table:table-cell table:style-name="Table5.A2" office:value-type="string">
            <text:p text:style-name="P8">nick-taken</text:p>
          </table:table-cell>
          <table:table-cell table:style-name="Table5.A2" office:value-type="string">
            <text:list xml:id="list211622673358959" text:continue-numbering="true" text:style-name="List_20_1">
              <text:list-item>
                <text:p text:style-name="P38">Erkle object</text:p>
              </text:list-item>
              <text:list-item>
                <text:p text:style-name="P31"><text:span text:style-name="T5">nickname</text:span> (string)</text:p>
              </text:list-item>
            </text:list>
          </table:table-cell>
          <table:table-cell table:style-name="Table5.C15" office:value-type="string">
            <text:p text:style-name="P120">Triggered when <text:span text:style-name="T7">Erkle</text:span>'s nickname is already taken during registration; <text:span text:style-name="T5">nickname</text:span><text:span text:style-name="T70"> contains the new nickname.</text:span></text:p>
          </table:table-cell>
        </table:table-row>
        <table:table-row table:style-name="Table5.1">
          <table:table-cell table:style-name="Table5.A2" office:value-type="string">
            <text:p text:style-name="P8">ping</text:p>
          </table:table-cell>
          <table:table-cell table:style-name="Table5.A2" office:value-type="string">
            <text:list xml:id="list211622206104897" text:continue-numbering="true" text:style-name="List_20_1">
              <text:list-item>
                <text:p text:style-name="P38">Erkle object</text:p>
              </text:list-item>
            </text:list>
          </table:table-cell>
          <table:table-cell table:style-name="Table5.C24" office:value-type="string">
            <text:p text:style-name="P119">Triggered when the <text:span text:style-name="T81">IRC </text:span>se<text:span text:style-name="T81">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A2" office:value-type="string">
            <text:list xml:id="list211622993910266"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channel</text:span> (string)</text:p>
              </text:list-item>
            </text:list>
          </table:table-cell>
          <table:table-cell table:style-name="Table5.C15" office:value-type="string">
            <text:p text:style-name="P120">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7"> object joins a channel as well.</text:span></text:p>
          </table:table-cell>
        </table:table-row>
        <table:table-row table:style-name="Table5.1">
          <table:table-cell table:style-name="Table5.A2" office:value-type="string">
            <text:p text:style-name="P8">part</text:p>
          </table:table-cell>
          <table:table-cell table:style-name="Table5.A2" office:value-type="string">
            <text:list xml:id="list211621149066694"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channel</text:span> (string)</text:p>
              </text:list-item>
              <text:list-item>
                <text:p text:style-name="P31"><text:span text:style-name="T5">reason</text:span> (string)</text:p>
              </text:list-item>
            </text:list>
          </table:table-cell>
          <table:table-cell table:style-name="Table5.C24" office:value-type="string">
            <text:p text:style-name="P120">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73">None</text:span>.</text:p>
          </table:table-cell>
        </table:table-row>
        <table:table-row table:style-name="Table5.1">
          <table:table-cell table:style-name="Table5.A2" office:value-type="string">
            <text:p text:style-name="P8">quit</text:p>
          </table:table-cell>
          <table:table-cell table:style-name="Table5.A2" office:value-type="string">
            <text:list xml:id="list211621757214564" text:continue-numbering="true" text:style-name="List_20_1">
              <text:list-item>
                <text:p text:style-name="P38">Erkle object</text:p>
              </text:list-item>
              <text:list-item>
                <text:p text:style-name="P32"><text:span text:style-name="T5">nickname</text:span> (string)</text:p>
              </text:list-item>
              <text:list-item>
                <text:p text:style-name="P32"><text:span text:style-name="T5">host</text:span> (string)</text:p>
              </text:list-item>
              <text:list-item>
                <text:p text:style-name="P31"><text:span text:style-name="T5">reason</text:span> <text:span text:style-name="T26">(string)</text:span></text:p>
              </text:list-item>
            </text:list>
          </table:table-cell>
          <table:table-cell table:style-name="Table5.C15" office:value-type="string">
            <text:p text:style-name="P118">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73">None</text:span>.</text:p>
          </table:table-cell>
        </table:table-row>
        <table:table-row table:style-name="Table5.1">
          <table:table-cell table:style-name="Table5.A2" office:value-type="string">
            <text:p text:style-name="P8">nick</text:p>
          </table:table-cell>
          <table:table-cell table:style-name="Table5.A2" office:value-type="string">
            <text:list xml:id="list211621400480024"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new_nickname</text:span> (string)</text:p>
              </text:list-item>
            </text:list>
          </table:table-cell>
          <table:table-cell table:style-name="Table5.C24" office:value-type="string">
            <text:p text:style-name="P121">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A2" office:value-type="string">
            <text:list xml:id="list211621696345056" text:continue-numbering="true" text:style-name="List_20_1">
              <text:list-item>
                <text:p text:style-name="P38">Erkle object</text:p>
              </text:list-item>
              <text:list-item>
                <text:p text:style-name="P31"><text:span text:style-name="T5">channel</text:span> (string)</text:p>
              </text:list-item>
              <text:list-item>
                <text:p text:style-name="P31"><text:span text:style-name="T5">users</text:span> (list)</text:p>
              </text:list-item>
            </text:list>
          </table:table-cell>
          <table:table-cell table:style-name="Table5.C15" office:value-type="string">
            <text:p text:style-name="P122"><text:span text:style-name="T83">Triggered when </text:span><text:span text:style-name="T9">Erkle</text:span><text:span text:style-name="T29"> generates a list of users in a specific channel. This list will be regenerated every time a user changes their nick, quits IRC, or leaves a channel. </text:span><text:span text:style-name="T49">channel</text:span><text:span text:style-name="T29"> contains the name of the channel, and </text:span><text:span text:style-name="T49">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48">!</text:span><text:span text:style-name="T17">username</text:span><text:span text:style-name="T48">@</text:span><text:span text:style-name="T17">hostname</text:span><text:span text:style-name="T59">;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A2" office:value-type="string">
            <text:list xml:id="list211621720794537"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channel</text:span> (string)</text:p>
              </text:list-item>
              <text:list-item>
                <text:p text:style-name="P31"><text:span text:style-name="T5">message</text:span> (string)</text:p>
              </text:list-item>
            </text:list>
          </table:table-cell>
          <table:table-cell table:style-name="Table5.C24" office:value-type="string">
            <text:p text:style-name="P123">Triggered when <text:span text:style-name="T7">Erkle</text:span><text:span text:style-name="T27"> </text:span><text:span text:style-name="T28">receives a public message. </text:span><text:span text:style-name="T46">nickname</text:span><text:span text:style-name="T28"> contains the sender's nickname, </text:span><text:span text:style-name="T46">host</text:span><text:span text:style-name="T28"> contains the sender's host, </text:span><text:span text:style-name="T46">channel</text:span><text:span text:style-name="T28"> contains the name of the channel the message was sent to, and </text:span><text:span text:style-name="T46">message</text:span><text:span text:style-name="T28"> contains the message contents.</text:span></text:p>
          </table:table-cell>
        </table:table-row>
        <text:soft-page-break/>
        <table:table-row table:style-name="Table5.1">
          <table:table-cell table:style-name="Table5.A2" office:value-type="string">
            <text:p text:style-name="P8">private</text:p>
          </table:table-cell>
          <table:table-cell table:style-name="Table5.A2" office:value-type="string">
            <text:list xml:id="list211622874320999"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message</text:span> (string)</text:p>
              </text:list-item>
            </text:list>
          </table:table-cell>
          <table:table-cell table:style-name="Table5.C15" office:value-type="string">
            <text:p text:style-name="P123">Triggered when <text:span text:style-name="T7">Erkle</text:span><text:span text:style-name="T27"> </text:span><text:span text:style-name="T28">receives a private message. </text:span><text:span text:style-name="T46">nickname</text:span><text:span text:style-name="T28"> contains the sender's nickname, </text:span><text:span text:style-name="T46">host</text:span><text:span text:style-name="T28"> contains the sender's host, and </text:span><text:span text:style-name="T46">message</text:span><text:span text:style-name="T28"> contains the message contents.</text:span></text:p>
          </table:table-cell>
        </table:table-row>
        <table:table-row table:style-name="Table5.1">
          <table:table-cell table:style-name="Table5.A2" office:value-type="string">
            <text:p text:style-name="P8">notice</text:p>
          </table:table-cell>
          <table:table-cell table:style-name="Table5.A2" office:value-type="string">
            <text:list xml:id="list211623106405152" text:continue-numbering="true" text:style-name="List_20_1">
              <text:list-item>
                <text:p text:style-name="P38">Erkle object</text:p>
              </text:list-item>
              <text:list-item>
                <text:p text:style-name="P31"><text:span text:style-name="T5">sender</text:span> (string)</text:p>
              </text:list-item>
              <text:list-item>
                <text:p text:style-name="P31"><text:span text:style-name="T5">message</text:span> (string)</text:p>
              </text:list-item>
            </text:list>
          </table:table-cell>
          <table:table-cell table:style-name="Table5.C24" office:value-type="string">
            <text:p text:style-name="P123">Triggered when <text:span text:style-name="T7">Erkle</text:span><text:span text:style-name="T27"> </text:span><text:span text:style-name="T28">receives a notice message. </text:span><text:span text:style-name="T46">sender</text:span><text:span text:style-name="T28"> contains the nickname of the sender, and </text:span><text:span text:style-name="T46">message</text:span><text:span text:style-name="T28"> contains the message contents.</text:span></text:p>
          </table:table-cell>
        </table:table-row>
        <table:table-row table:style-name="Table5.1">
          <table:table-cell table:style-name="Table5.A2" office:value-type="string">
            <text:p text:style-name="P8">action</text:p>
          </table:table-cell>
          <table:table-cell table:style-name="Table5.A2" office:value-type="string">
            <text:list xml:id="list211622261018180" text:continue-numbering="true" text:style-name="List_20_1">
              <text:list-item>
                <text:p text:style-name="P38">Erkle object</text:p>
              </text:list-item>
              <text:list-item>
                <text:p text:style-name="P31"><text:span text:style-name="T5">nickname</text:span> (string)</text:p>
              </text:list-item>
              <text:list-item>
                <text:p text:style-name="P31"><text:span text:style-name="T5">host</text:span> (string)</text:p>
              </text:list-item>
              <text:list-item>
                <text:p text:style-name="P31"><text:span text:style-name="T5">target</text:span> (string)</text:p>
              </text:list-item>
              <text:list-item>
                <text:p text:style-name="P31"><text:span text:style-name="T5">message</text:span> (string)</text:p>
              </text:list-item>
            </text:list>
          </table:table-cell>
          <table:table-cell table:style-name="Table5.C15" office:value-type="string">
            <text:p text:style-name="P123">Triggered when <text:span text:style-name="T7">Erkle</text:span><text:span text:style-name="T27"> </text:span><text:span text:style-name="T28">receives a CTCP action message. </text:span><text:span text:style-name="T46">nickname</text:span><text:span text:style-name="T28"> contains the sender's nickname, </text:span><text:span text:style-name="T46">host</text:span><text:span text:style-name="T28"> contains the sender's host, </text:span><text:span text:style-name="T46">target</text:span><text:span text:style-name="T28"> contains the name of the channel or username the message was sent to, and </text:span><text:span text:style-name="T46">message</text:span><text:span text:style-name="T28"> contains the message contents.</text:span></text:p>
          </table:table-cell>
        </table:table-row>
        <table:table-row table:style-name="Table5.1">
          <table:table-cell table:style-name="Table5.A2" office:value-type="string">
            <text:p text:style-name="P8">away</text:p>
          </table:table-cell>
          <table:table-cell table:style-name="Table5.A2" office:value-type="string">
            <text:list xml:id="list211622469200787" text:continue-numbering="true" text:style-name="List_20_1">
              <text:list-item>
                <text:p text:style-name="P38">Erkle object</text:p>
              </text:list-item>
              <text:list-item>
                <text:p text:style-name="P31"><text:span text:style-name="T5">nickname</text:span> (string)</text:p>
              </text:list-item>
              <text:list-item>
                <text:p text:style-name="P31"><text:span text:style-name="T5">reason</text:span> (string)</text:p>
              </text:list-item>
            </text:list>
          </table:table-cell>
          <table:table-cell table:style-name="Table5.C24" office:value-type="string">
            <text:p text:style-name="P125">Triggered when <text:span text:style-name="T9">Erkle</text:span><text:span text:style-name="T29"> </text:span><text:span text:style-name="T27">receives an "away" notification.</text:span></text:p>
          </table:table-cell>
        </table:table-row>
        <table:table-row table:style-name="Table5.1">
          <table:table-cell table:style-name="Table5.A2" office:value-type="string">
            <text:p text:style-name="P8">back</text:p>
          </table:table-cell>
          <table:table-cell table:style-name="Table5.A2" office:value-type="string">
            <text:list xml:id="list211621769263920" text:continue-numbering="true" text:style-name="List_20_1">
              <text:list-item>
                <text:p text:style-name="P38">Erkle object</text:p>
              </text:list-item>
            </text:list>
          </table:table-cell>
          <table:table-cell table:style-name="Table5.C24" office:value-type="string">
            <text:p text:style-name="P125">Triggered when <text:span text:style-name="T7">Erkle</text:span><text:span text:style-name="T27"> unsets itself as "away".</text:span></text:p>
          </table:table-cell>
        </table:table-row>
        <table:table-row table:style-name="Table5.1">
          <table:table-cell table:style-name="Table5.A2" office:value-type="string">
            <text:p text:style-name="P10">topic</text:p>
          </table:table-cell>
          <table:table-cell table:style-name="Table5.A2" office:value-type="string">
            <text:list xml:id="list211621848749845" text:continue-numbering="true" text:style-name="List_20_1">
              <text:list-item>
                <text:p text:style-name="P39">Erkle object</text:p>
              </text:list-item>
              <text:list-item>
                <text:p text:style-name="P46">nickname<text:span text:style-name="T70"> (string)</text:span></text:p>
              </text:list-item>
              <text:list-item>
                <text:p text:style-name="P46">host<text:span text:style-name="T70"> (string)</text:span></text:p>
              </text:list-item>
              <text:list-item>
                <text:p text:style-name="P46">channel<text:span text:style-name="T70"> (string)</text:span></text:p>
              </text:list-item>
              <text:list-item>
                <text:p text:style-name="P46">topic<text:span text:style-name="T70"> (string)</text:span></text:p>
              </text:list-item>
            </text:list>
          </table:table-cell>
          <table:table-cell table:style-name="Table5.C24" office:value-type="string">
            <text:p text:style-name="P123">Triggered when <text:span text:style-name="T7">Erkle</text:span><text:span text:style-name="T27"> </text:span><text:span text:style-name="T28">receives a </text:span><text:span text:style-name="T31">channel topic update</text:span><text:span text:style-name="T28">. </text:span><text:span text:style-name="T46">nickname</text:span><text:span text:style-name="T28"> contains the </text:span><text:span text:style-name="T31">topic setter</text:span><text:span text:style-name="T28">'s nickname, </text:span><text:span text:style-name="T46">host</text:span><text:span text:style-name="T28"> contains the </text:span><text:span text:style-name="T31">setter's</text:span><text:span text:style-name="T28"> host, </text:span><text:span text:style-name="T47">channel</text:span><text:span text:style-name="T28"> contains </text:span><text:span text:style-name="T31">channel name, and </text:span><text:span text:style-name="T47">topic</text:span><text:span text:style-name="T58"> contains the channel's topic. If the topic is set to an empty string, </text:span><text:span text:style-name="T47">topic</text:span><text:span text:style-name="T58"> is set to </text:span><text:span text:style-name="T20">None</text:span><text:span text:style-name="T58">.</text:span></text:p>
          </table:table-cell>
        </table:table-row>
        <table:table-row table:style-name="Table5.1">
          <table:table-cell table:style-name="Table5.A2" office:value-type="string">
            <text:p text:style-name="P11">mode</text:p>
          </table:table-cell>
          <table:table-cell table:style-name="Table5.A2" office:value-type="string">
            <text:list xml:id="list211623110778645" text:continue-numbering="true" text:style-name="List_20_1">
              <text:list-item>
                <text:p text:style-name="P40">Erkle object</text:p>
              </text:list-item>
              <text:list-item>
                <text:p text:style-name="P47">nickname<text:span text:style-name="T70"> (string)</text:span></text:p>
              </text:list-item>
              <text:list-item>
                <text:p text:style-name="P47">host<text:span text:style-name="T70"> (string)</text:span></text:p>
              </text:list-item>
              <text:list-item>
                <text:p text:style-name="P47"><text:span text:style-name="T84">target</text:span><text:span text:style-name="T70"> (string)</text:span></text:p>
              </text:list-item>
              <text:list-item>
                <text:p text:style-name="P47"><text:span text:style-name="T84">mode</text:span><text:span text:style-name="T70"> (string)</text:span></text:p>
              </text:list-item>
            </text:list>
          </table:table-cell>
          <table:table-cell table:style-name="Table5.C24" office:value-type="string">
            <text:p text:style-name="P124">Triggered when <text:span text:style-name="T7">Erkle</text:span><text:span text:style-name="T27"> </text:span><text:span text:style-name="T28">receives a </text:span><text:span text:style-name="T35">channel or user mode change notification. </text:span><text:span text:style-name="T46">nickname</text:span><text:span text:style-name="T28"> contains the </text:span><text:span text:style-name="T35">mode</text:span><text:span text:style-name="T31"> setter</text:span><text:span text:style-name="T28">'s nickname, </text:span><text:span text:style-name="T46">host</text:span><text:span text:style-name="T28"> contains the </text:span><text:span text:style-name="T31">setter's</text:span><text:span text:style-name="T28"> host, </text:span><text:span text:style-name="T50">target</text:span><text:span text:style-name="T60"> contains the user or channel the mode applies to, and </text:span><text:span text:style-name="T50">mode</text:span><text:span text:style-name="T60"> contains the modes (and mode parameters) being set. If the mode is being set by the server, </text:span><text:span text:style-name="T50">nickname</text:span><text:span text:style-name="T60"> and </text:span><text:span text:style-name="T50">host</text:span><text:span text:style-name="T60"> will be set to the server's hostname.</text:span></text:p>
          </table:table-cell>
        </table:table-row>
        <table:table-row table:style-name="Table5.1">
          <table:table-cell table:style-name="Table5.A2" office:value-type="string">
            <text:p text:style-name="P69">kick</text:p>
          </table:table-cell>
          <table:table-cell table:style-name="Table5.A2" office:value-type="string">
            <text:list xml:id="list211620999846719" text:continue-numbering="true" text:style-name="List_20_1">
              <text:list-item>
                <text:p text:style-name="P38">Erkle object</text:p>
              </text:list-item>
              <text:list-item>
                <text:p text:style-name="P48"><text:span text:style-name="T85">nickname</text:span><text:span text:style-name="T70"> (string)</text:span></text:p>
              </text:list-item>
              <text:list-item>
                <text:p text:style-name="P51">host<text:span text:style-name="T70"> (string)</text:span></text:p>
              </text:list-item>
              <text:list-item>
                <text:p text:style-name="P51">channel<text:span text:style-name="T70"> (string)</text:span></text:p>
              </text:list-item>
              <text:list-item>
                <text:p text:style-name="P51">target<text:span text:style-name="T70"> (string)</text:span></text:p>
              </text:list-item>
              <text:list-item>
                <text:p text:style-name="P51">reason<text:span text:style-name="T70"> (string)</text:span></text:p>
              </text:list-item>
            </text:list>
          </table:table-cell>
          <table:table-cell table:style-name="Table5.C24" office:value-type="string">
            <text:p text:style-name="P125">Triggered when<text:span text:style-name="T82">ever</text:span> <text:span text:style-name="T7">Erkle</text:span><text:span text:style-name="T27"> </text:span><text:span text:style-name="T30">receives a </text:span><text:span text:style-name="T36">kick notification. </text:span><text:span text:style-name="T51">nickname</text:span><text:span text:style-name="T61"> contains the kicker's nickname, </text:span><text:span text:style-name="T51">host</text:span><text:span text:style-name="T61"> contains the kicker's host, </text:span><text:span text:style-name="T51">channel</text:span><text:span text:style-name="T61"> contains the channel being kicked from, </text:span><text:span text:style-name="T51">target</text:span><text:span text:style-name="T61"> contains the nickname of the user being kicked, and </text:span><text:span text:style-name="T51">reason</text:span><text:span text:style-name="T61"> contains the reason given for the kick. If no reason is provided, </text:span><text:span text:style-name="T51">reason</text:span><text:span text:style-name="T61"> will be set to </text:span><text:span text:style-name="T21">None</text:span><text:span text:style-name="T61">.</text:span></text:p>
          </table:table-cell>
        </table:table-row>
        <table:table-row table:style-name="Table5.1">
          <table:table-cell table:style-name="Table5.A2" office:value-type="string">
            <text:p text:style-name="P70">kick<text:span text:style-name="T86">ed</text:span></text:p>
          </table:table-cell>
          <table:table-cell table:style-name="Table5.A2" office:value-type="string">
            <text:list xml:id="list211621017340119" text:continue-numbering="true" text:style-name="List_20_1">
              <text:list-item>
                <text:p text:style-name="P41">Erkle object</text:p>
              </text:list-item>
              <text:list-item>
                <text:p text:style-name="P49"><text:span text:style-name="T85">nickname</text:span><text:span text:style-name="T70"> (string)</text:span></text:p>
              </text:list-item>
              <text:list-item>
                <text:p text:style-name="P52">host<text:span text:style-name="T70"> (string)</text:span></text:p>
              </text:list-item>
              <text:list-item>
                <text:p text:style-name="P52">channel<text:span text:style-name="T70"> (string)</text:span></text:p>
              </text:list-item>
              <text:list-item>
                <text:p text:style-name="P52">reason<text:span text:style-name="T70"> (string)</text:span></text:p>
              </text:list-item>
            </text:list>
          </table:table-cell>
          <table:table-cell table:style-name="Table5.C24" office:value-type="string">
            <text:p text:style-name="P125">Triggered when<text:span text:style-name="T82">ever</text:span> <text:span text:style-name="T7">Erkle</text:span><text:span text:style-name="T27"> </text:span><text:span text:style-name="T37">is kicked from a channel</text:span><text:span text:style-name="T36">. </text:span><text:span text:style-name="T51">nickname</text:span><text:span text:style-name="T61"> contains the kicker's nickname, </text:span><text:span text:style-name="T51">host</text:span><text:span text:style-name="T61"> contains the kicker's host, </text:span><text:span text:style-name="T51">channel</text:span><text:span text:style-name="T61"> contains the channel being kicked from, and </text:span><text:span text:style-name="T51">reason</text:span><text:span text:style-name="T61"> contains the reason given for the kick. If no reason is provided, </text:span><text:span text:style-name="T51">reason</text:span><text:span text:style-name="T61"> will be set to </text:span><text:span text:style-name="T21">None</text:span><text:span text:style-name="T61">.</text:span></text:p>
          </table:table-cell>
        </table:table-row>
        <table:table-row table:style-name="Table5.1">
          <table:table-cell table:style-name="Table5.A2" office:value-type="string">
            <text:p text:style-name="P71">invite</text:p>
          </table:table-cell>
          <table:table-cell table:style-name="Table5.A2" office:value-type="string">
            <text:list xml:id="list211621399933604" text:continue-numbering="true" text:style-name="List_20_1">
              <text:list-item>
                <text:p text:style-name="P42">Erkle object</text:p>
              </text:list-item>
              <text:list-item>
                <text:p text:style-name="P50"><text:span text:style-name="T85">nickname</text:span><text:span text:style-name="T70"> (string)</text:span></text:p>
              </text:list-item>
              <text:list-item>
                <text:p text:style-name="P53">host<text:span text:style-name="T70"> (string)</text:span></text:p>
              </text:list-item>
              <text:list-item>
                <text:p text:style-name="P53">channel<text:span text:style-name="T70"> (string)</text:span></text:p>
              </text:list-item>
            </text:list>
          </table:table-cell>
          <table:table-cell table:style-name="Table5.C24" office:value-type="string">
            <text:p text:style-name="P126">Triggered when<text:span text:style-name="T82">ever</text:span> <text:span text:style-name="T7">Erkle</text:span><text:span text:style-name="T27"> </text:span><text:span text:style-name="T40">receives a channel invitation</text:span><text:span text:style-name="T36">. </text:span><text:span text:style-name="T51">nickname</text:span><text:span text:style-name="T61"> contains the </text:span><text:span text:style-name="T63">inviter's</text:span><text:span text:style-name="T61"> nickname, </text:span><text:span text:style-name="T51">host</text:span><text:span text:style-name="T61"> contains the </text:span><text:span text:style-name="T63">inviter's</text:span><text:span text:style-name="T61"> host, </text:span><text:span text:style-name="T63">and</text:span><text:span text:style-name="T61"> </text:span><text:span text:style-name="T51">channel</text:span><text:span text:style-name="T61"> contains the channel </text:span><text:span text:style-name="T22">Erkle</text:span><text:span text:style-name="T63"> is being invited to.</text:span></text:p>
          </table:table-cell>
        </table:table-row>
        <text:soft-page-break/>
        <table:table-row table:style-name="Table5.1">
          <table:table-cell table:style-name="Table5.A2" office:value-type="string">
            <text:p text:style-name="P72">whois</text:p>
          </table:table-cell>
          <table:table-cell table:style-name="Table5.A2" office:value-type="string">
            <text:list xml:id="list211622419873030" text:continue-numbering="true" text:style-name="List_20_1">
              <text:list-item>
                <text:p text:style-name="P43">Erkle object</text:p>
              </text:list-item>
              <text:list-item>
                <text:p text:style-name="P54">nickname<text:span text:style-name="T70"> (string)</text:span></text:p>
              </text:list-item>
              <text:list-item>
                <text:p text:style-name="P54">username<text:span text:style-name="T70"> (string)</text:span></text:p>
              </text:list-item>
              <text:list-item>
                <text:p text:style-name="P54">host<text:span text:style-name="T70"> (string)</text:span></text:p>
              </text:list-item>
              <text:list-item>
                <text:p text:style-name="P54">realname<text:span text:style-name="T70"> (string)</text:span></text:p>
              </text:list-item>
              <text:list-item>
                <text:p text:style-name="P54">server<text:span text:style-name="T70"> (string)</text:span></text:p>
              </text:list-item>
              <text:list-item>
                <text:p text:style-name="P54">idle<text:span text:style-name="T70"> (integer)</text:span></text:p>
              </text:list-item>
              <text:list-item>
                <text:p text:style-name="P54">signon<text:span text:style-name="T70"> (string)</text:span></text:p>
              </text:list-item>
              <text:list-item>
                <text:p text:style-name="P54">channels<text:span text:style-name="T70"> (list)</text:span></text:p>
              </text:list-item>
              <text:list-item>
                <text:p text:style-name="P54">privileges<text:span text:style-name="T70"> (string)</text:span></text:p>
              </text:list-item>
            </text:list>
          </table:table-cell>
          <table:table-cell table:style-name="Table5.C24" office:value-type="string">
            <text:p text:style-name="P127">Triggered when<text:span text:style-name="T82">ever</text:span> <text:span text:style-name="T7">Erkle</text:span><text:span text:style-name="T27"> </text:span><text:span text:style-name="T40">receives </text:span><text:span text:style-name="T41">WHOIS data from the server. </text:span><text:span text:style-name="T52">nickname</text:span><text:span text:style-name="T41"> contains the user's nickname, </text:span><text:span text:style-name="T52">username</text:span><text:span text:style-name="T41"> contains the user's username, </text:span><text:span text:style-name="T52">host</text:span><text:span text:style-name="T41"> contains the user's host, </text:span><text:span text:style-name="T52">realname</text:span><text:span text:style-name="T41"> contains the user's realname, </text:span><text:span text:style-name="T52">server</text:span><text:span text:style-name="T41"> contains the server the user is connected to, </text:span><text:span text:style-name="T52">idle</text:span><text:span text:style-name="T41"> contains the number of seconds the user has been idle, </text:span><text:span text:style-name="T52">signon</text:span><text:span text:style-name="T41"> contains the timestamp of when the user signed on to the server, </text:span><text:span text:style-name="T52">channels</text:span><text:span text:style-name="T41"> contains a list of channels (with status) the user is in, and </text:span><text:span text:style-name="T52">privileges</text:span><text:span text:style-name="T41"> contains any special privileges the user has (or </text:span><text:span text:style-name="T14">None</text:span><text:span text:style-name="T41"> if the user has none).</text:span></text:p>
          </table:table-cell>
        </table:table-row>
        <table:table-row table:style-name="Table5.1">
          <table:table-cell table:style-name="Table5.A2" office:value-type="string">
            <text:p text:style-name="P73">list</text:p>
          </table:table-cell>
          <table:table-cell table:style-name="Table5.A2" office:value-type="string">
            <text:list xml:id="list211621085399205" text:continue-numbering="true" text:style-name="List_20_1">
              <text:list-item>
                <text:p text:style-name="P44">Erkle object</text:p>
              </text:list-item>
              <text:list-item>
                <text:p text:style-name="P56">channels<text:span text:style-name="T70"> (list of lists)</text:span></text:p>
              </text:list-item>
            </text:list>
          </table:table-cell>
          <table:table-cell table:style-name="Table5.C24" office:value-type="string">
            <text:p text:style-name="P128">Triggered when<text:span text:style-name="T82">ever</text:span> <text:span text:style-name="T7">Erkle</text:span><text:span text:style-name="T27"> </text:span><text:span text:style-name="T40">receives </text:span><text:span text:style-name="T42">a channel list from the server. Each entry in </text:span><text:span text:style-name="T53">channels</text:span><text:span text:style-name="T64"> is a list that contains, in this order:</text:span></text:p>
            <text:list xml:id="list604980958" text:style-name="L1">
              <text:list-item>
                <text:p text:style-name="P130"><text:span text:style-name="T57">channel name (string)</text:span></text:p>
              </text:list-item>
              <text:list-item>
                <text:p text:style-name="P130"><text:span text:style-name="T57">number of users in the channel (integer)</text:span></text:p>
              </text:list-item>
              <text:list-item>
                <text:p text:style-name="P130"><text:span text:style-name="T57">channel topic (string) (</text:span><text:span text:style-name="T19">None</text:span><text:span text:style-name="T57"> if there's no topic)</text:span></text:p>
              </text:list-item>
            </text:list>
          </table:table-cell>
        </table:table-row>
        <table:table-row table:style-name="Table5.1">
          <table:table-cell table:style-name="Table5.A2" office:value-type="string">
            <text:p text:style-name="P9">line</text:p>
          </table:table-cell>
          <table:table-cell table:style-name="Table5.A2" office:value-type="string">
            <text:list xml:id="list211622302901675" text:continue-list="list211621085399205" text:style-name="List_20_1">
              <text:list-item>
                <text:p text:style-name="P38">Erkle object</text:p>
              </text:list-item>
              <text:list-item>
                <text:p text:style-name="P48">line<text:span text:style-name="T70"> (string)</text:span></text:p>
              </text:list-item>
            </text:list>
          </table:table-cell>
          <table:table-cell table:style-name="Table5.C25" office:value-type="string">
            <text:p text:style-name="P125">Triggered when<text:span text:style-name="T82">ever</text:span> <text:span text:style-name="T7">Erkle</text:span><text:span text:style-name="T27"> </text:span><text:span text:style-name="T30">receives a line of data from the server.</text:span></text:p>
          </table:table-cell>
        </table:table-row>
        <table:table-row table:style-name="Table5.1">
          <table:table-cell table:style-name="Table5.A2" office:value-type="string">
            <text:p text:style-name="P74">error</text:p>
          </table:table-cell>
          <table:table-cell table:style-name="Table5.A2" office:value-type="string">
            <text:list xml:id="list211622042323604" text:continue-numbering="true" text:style-name="List_20_1">
              <text:list-item>
                <text:p text:style-name="P45">Erkle object</text:p>
              </text:list-item>
              <text:list-item>
                <text:p text:style-name="P57">code<text:span text:style-name="T70"> (string)</text:span></text:p>
              </text:list-item>
              <text:list-item>
                <text:p text:style-name="P57"><text:span text:style-name="T97">subject</text:span> <text:span text:style-name="T70">(string)</text:span></text:p>
              </text:list-item>
              <text:list-item>
                <text:p text:style-name="P57">reason<text:span text:style-name="T70"> (string)</text:span></text:p>
              </text:list-item>
            </text:list>
          </table:table-cell>
          <table:table-cell table:style-name="Table5.C26" office:value-type="string">
            <text:p text:style-name="P129">Triggered when<text:span text:style-name="T82">ever</text:span> <text:span text:style-name="T7">Erkle</text:span><text:span text:style-name="T27"> </text:span><text:span text:style-name="T30">receives a</text:span><text:span text:style-name="T43">n error message from the server. </text:span><text:span text:style-name="T54">code</text:span><text:span text:style-name="T65"> is the error's code (from the IRC RFC documents), </text:span><text:span text:style-name="T55">subject</text:span><text:span text:style-name="T65"> is the "</text:span><text:span text:style-name="T66">subject</text:span><text:span text:style-name="T65">" of the error (if there is no "target", </text:span><text:span text:style-name="T55">subject</text:span><text:span text:style-name="T65"> will be set to </text:span><text:span text:style-name="T23">None</text:span><text:span text:style-name="T65">), and </text:span><text:span text:style-name="T54">reason</text:span><text:span text:style-name="T65"> contains a short description of the error.</text:span></text:p>
          </table:table-cell>
        </table:table-row>
      </table:table>
      <text:p text:style-name="P104"><text:span text:style-name="T7"/></text:p>
      <text:p text:style-name="P104"><text:span text:style-name="T7">Erkle</text:span><text:span text:style-name="T27">'s </text:span><text:span text:style-name="T4">connect()</text:span><text:span text:style-name="T27"> is a blocking function, so hooked functions should be declared </text:span><text:span text:style-name="T7">before</text:span><text:span text:style-name="T27"> </text:span><text:span text:style-name="T4">connect()</text:span><text:span text:style-name="T27"> is called.</text:span></text:p>
      <text:h text:style-name="Heading_20_2" text:outline-level="2"><text:bookmark-start text:name="__RefHeading___Toc2092_2906029521"/>Event sets<text:bookmark-end text:name="__RefHeading___Toc2092_2906029521"/></text:h>
      <text:p text:style-name="P91"><text:span text:style-name="T27">Erkle</text:span><text:span text:style-name="T57"> contains a few sets of </text:span><text:span text:style-name="T62">pre-written event handlers; they reside in the </text:span><text:span text:style-name="T38">erkle.events</text:span><text:span text:style-name="T62"> package. To use an event set, simply import it.</text:span></text:p>
      <text:p text:style-name="P91"><text:span text:style-name="T62"/></text:p>
      <table:table table:name="Table9" table:style-name="Table9">
        <table:table-column table:style-name="Table9.A"/>
        <table:table-column table:style-name="Table9.B"/>
        <table:table-row>
          <table:table-cell table:style-name="Table9.A1" office:value-type="string">
            <text:p text:style-name="P60">Package</text:p>
          </table:table-cell>
          <table:table-cell table:style-name="Table9.B1" office:value-type="string">
            <text:p text:style-name="P97"><text:toc-mark-start text:id="IMark1862026246472" text:outline-level="3"/>erkle.events.dump<text:toc-mark-end text:id="IMark1862026246472"/></text:p>
          </table:table-cell>
        </table:table-row>
        <table:table-row>
          <table:table-cell table:style-name="Table9.A2" office:value-type="string">
            <text:p text:style-name="P60">Hooks</text:p>
          </table:table-cell>
          <table:table-cell table:style-name="Table9.B2" office:value-type="string">
            <text:p text:style-name="P93"><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62">Description</text:p>
          </table:table-cell>
          <table:table-cell table:style-name="Table9.B3" office:value-type="string">
            <text:p text:style-name="P98">Prints event-specific data from every <text:span text:style-name="T5">Erkle</text:span><text:span text:style-name="T70"> event </text:span><text:span text:style-name="T71">to the console.</text:span></text:p>
          </table:table-cell>
        </table:table-row>
      </table:table>
      <text:p text:style-name="P91"><text:span text:style-name="T62"/></text:p>
      <table:table table:name="Table10" table:style-name="Table10">
        <table:table-column table:style-name="Table10.A"/>
        <table:table-column table:style-name="Table10.B"/>
        <table:table-row>
          <table:table-cell table:style-name="Table10.A1" office:value-type="string">
            <text:p text:style-name="P61">Package</text:p>
          </table:table-cell>
          <table:table-cell table:style-name="Table10.B1" office:value-type="string">
            <text:p text:style-name="P97"><text:toc-mark-start text:id="IMark1862026243112" text:outline-level="3"/>erkle.events.messages<text:toc-mark-end text:id="IMark1862026243112"/></text:p>
          </table:table-cell>
        </table:table-row>
        <table:table-row>
          <table:table-cell table:style-name="Table10.A2" office:value-type="string">
            <text:p text:style-name="P61">Hooks</text:p>
          </table:table-cell>
          <table:table-cell table:style-name="Table10.B2" office:value-type="string">
            <text:p text:style-name="P94"><text:span text:style-name="T5">notice</text:span>, <text:span text:style-name="T5">private</text:span>, <text:span text:style-name="T5">public</text:span></text:p>
          </table:table-cell>
        </table:table-row>
        <table:table-row>
          <table:table-cell table:style-name="Table10.A3" office:value-type="string">
            <text:p text:style-name="P63">Description</text:p>
          </table:table-cell>
          <table:table-cell table:style-name="Table10.B3" office:value-type="string">
            <text:p text:style-name="P99"><text:span text:style-name="T70">Prints incoming messages to the console.</text:span></text:p>
          </table:table-cell>
        </table:table-row>
      </table:table>
      <text:p text:style-name="Standard"/>
      <text:p text:style-name="Standard"/>
      <text:p text:style-name="Standard"/>
      <text:h text:style-name="P24" text:outline-level="1"><text:bookmark-start text:name="__RefHeading___Toc2930_2906029521"/><text:soft-page-break/><text:span text:style-name="T38">H</text:span><text:span text:style-name="T27">ook object</text:span><text:bookmark-end text:name="__RefHeading___Toc2930_2906029521"/></text:h>
      <text:p text:style-name="P92"><text:span text:style-name="T57">The </text:span><text:span text:style-name="T94">hook</text:span><text:span text:style-name="T57"> object </text:span><text:span text:style-name="T69">also keeps track of any </text:span><text:span text:style-name="T72">Erkle</text:span><text:span text:style-name="T69"> connections created with the </text:span><text:span text:style-name="T95">spawn()</text:span><text:span text:style-name="T69"> method. To retrieve a list of </text:span><text:span text:style-name="T72">Erkle</text:span><text:span text:style-name="T69"> threads, use </text:span><text:span text:style-name="T95">hook</text:span><text:span text:style-name="T69">'s </text:span><text:span text:style-name="T95">threads()</text:span><text:span text:style-name="T69"> method:</text:span></text:p>
      <text:p text:style-name="P92"><text:span text:style-name="T69"/></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Method</text:p>
          </table:table-cell>
          <table:table-cell table:style-name="Table11.A1" office:value-type="string">
            <text:p text:style-name="P7">Arguments</text:p>
          </table:table-cell>
          <table:table-cell table:style-name="Table11.A1" office:value-type="string">
            <text:p text:style-name="P7">Returns</text:p>
          </table:table-cell>
          <table:table-cell table:style-name="Table11.D1" office:value-type="string">
            <text:p text:style-name="P7">Description</text:p>
          </table:table-cell>
        </table:table-row>
        <table:table-row>
          <table:table-cell table:style-name="Table11.A2" office:value-type="string">
            <text:p text:style-name="P14">threads</text:p>
          </table:table-cell>
          <table:table-cell table:style-name="Table11.A2" office:value-type="string">
            <text:p text:style-name="P58">None</text:p>
          </table:table-cell>
          <table:table-cell table:style-name="Table11.A2" office:value-type="string">
            <text:p text:style-name="P28">list of lists</text:p>
          </table:table-cell>
          <table:table-cell table:style-name="Table11.D2" office:value-type="string">
            <text:p text:style-name="P138">Returns a list of all threads created with <text:span text:style-name="T7">Erkle</text:span><text:span text:style-name="T27">'s spawn() method. Each entry in the list is a list that contains, in this order:</text:span></text:p>
            <text:list xml:id="list869339939" text:style-name="L2">
              <text:list-item>
                <text:p text:style-name="P139"><text:span text:style-name="T27">The </text:span><text:span text:style-name="T7">Erkle</text:span><text:span text:style-name="T27"> object that belongs to the thread</text:span></text:p>
              </text:list-item>
              <text:list-item>
                <text:p text:style-name="P146"><text:span text:style-name="T100">The </text:span><text:span text:style-name="T101">Thread</text:span><text:span text:style-name="T100"> object representing the thread (see </text:span><text:a xlink:type="simple" xlink:href="https://docs.python.org/3/library/threading.html" text:style-name="Internet_20_link" text:visited-style-name="Visited_20_Internet_20_Link"><text:span text:style-name="T100">the Python documentation for the </text:span></text:a><text:a xlink:type="simple" xlink:href="https://docs.python.org/3/library/threading.html" text:style-name="Internet_20_link" text:visited-style-name="Visited_20_Internet_20_Link"><text:span text:style-name="T101">Threading</text:span></text:a><text:a xlink:type="simple" xlink:href="https://docs.python.org/3/library/threading.html" text:style-name="Internet_20_link" text:visited-style-name="Visited_20_Internet_20_Link"><text:span text:style-name="T100"> library</text:span></text:a><text:span text:style-name="T100">).</text:span></text:p>
              </text:list-item>
            </text:list>
          </table:table-cell>
        </table:table-row>
      </table:table>
      <text:h text:style-name="Heading_20_2" text:outline-level="2"><text:bookmark-start text:name="__RefHeading___Toc2977_2906029521"/><text:span text:style-name="T56">E</text:span><text:span text:style-name="T45">xample</text:span><text:bookmark-end text:name="__RefHeading___Toc2977_2906029521"/></text:h>
      <table:table table:name="Table12" table:style-name="Table12">
        <table:table-column table:style-name="Table12.A"/>
        <table:table-row>
          <table:table-cell table:style-name="Table12.A1" office:value-type="string">
            <text:p text:style-name="P18"><text:span text:style-name="_5f_OOoComputerKeyWord"><text:span text:style-name="T80">for</text:span></text:span><text:span text:style-name="_5f_OOoComputerSpecial"><text:span text:style-name="T80"> </text:span></text:span><text:span text:style-name="_5f_OOoComputerIdent"><text:span text:style-name="T80">thread</text:span></text:span><text:span text:style-name="_5f_OOoComputerSpecial"><text:span text:style-name="T80"> </text:span></text:span><text:span text:style-name="_5f_OOoComputerKeyWord"><text:span text:style-name="T80">in</text:span></text:span><text:span text:style-name="_5f_OOoComputerSpecial"><text:span text:style-name="T80"> </text:span></text:span><text:span text:style-name="_5f_OOoComputerIdent"><text:span text:style-name="T80">hook</text:span></text:span><text:span text:style-name="_5f_OOoComputerSpecial"><text:span text:style-name="T80">.</text:span></text:span><text:span text:style-name="_5f_OOoComputerIdent"><text:span text:style-name="T80">threads</text:span></text:span><text:span text:style-name="_5f_OOoComputerSpecial"><text:span text:style-name="T80">():</text:span></text:span></text:p>
            <text:p text:style-name="P18"><text:span text:style-name="_5f_OOoComputerSpecial"><text:span text:style-name="T80"><text:s text:c="5"/></text:span></text:span><text:span text:style-name="_5f_OOoComputerIdent"><text:span text:style-name="T80">ERKLE_OBJECT</text:span></text:span><text:span text:style-name="_5f_OOoComputerSpecial"><text:span text:style-name="T80"> = </text:span></text:span><text:span text:style-name="_5f_OOoComputerIdent"><text:span text:style-name="T80">thread</text:span></text:span><text:span text:style-name="_5f_OOoComputerSpecial"><text:span text:style-name="T80">[</text:span></text:span><text:span text:style-name="_5f_OOoComputerLiteral"><text:span text:style-name="T80">0</text:span></text:span><text:span text:style-name="_5f_OOoComputerSpecial"><text:span text:style-name="T80">]</text:span></text:span></text:p>
            <text:p text:style-name="P18"><text:span text:style-name="_5f_OOoComputerSpecial"><text:span text:style-name="T80"><text:s text:c="5"/></text:span></text:span><text:span text:style-name="_5f_OOoComputerIdent"><text:span text:style-name="T80">ERKLE_THREAD</text:span></text:span><text:span text:style-name="_5f_OOoComputerSpecial"><text:span text:style-name="T80"> = </text:span></text:span><text:span text:style-name="_5f_OOoComputerIdent"><text:span text:style-name="T80">thread</text:span></text:span><text:span text:style-name="_5f_OOoComputerSpecial"><text:span text:style-name="T80">[</text:span></text:span><text:span text:style-name="_5f_OOoComputerLiteral"><text:span text:style-name="T80">1</text:span></text:span><text:span text:style-name="_5f_OOoComputerSpecial"><text:span text:style-name="T80">]</text:span></text:span></text:p>
            <text:p text:style-name="P18"><text:span text:style-name="_5f_OOoComputerSpecial"><text:span text:style-name="T80"/></text:span></text:p>
            <text:p text:style-name="P18"><text:span text:style-name="_5f_OOoComputerSpecial"><text:span text:style-name="T80"><text:s text:c="5"/></text:span></text:span><text:span text:style-name="_5f_OOoComputerComment"><text:span text:style-name="T80"># Now, do what you want with each thread/object</text:span></text:span></text:p>
          </table:table-cell>
        </table:table-row>
      </table:table>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p text:style-name="P109"><text:span text:style-name="T57"/></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text:span text:style-name="T111">s</text:span>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6">from</text:span></text:span><text:span text:style-name="T76"> </text:span><text:span text:style-name="_5f_OOoComputerIdent"><text:span text:style-name="T76">erkle</text:span></text:span><text:span text:style-name="T76"> </text:span><text:span text:style-name="_5f_OOoComputerKeyWord"><text:span text:style-name="T76">import</text:span></text:span><text:span text:style-name="T76"> </text:span><text:span text:style-name="_5f_OOoComputerSpecial"><text:span text:style-name="T76">*</text:span></text:span></text:p>
            <text:p text:style-name="P20"/>
            <text:p text:style-name="P5"><text:span text:style-name="_5f_OOoComputerIdent"><text:span text:style-name="T76">SERVER</text:span></text:span><text:span text:style-name="T76"> </text:span><text:span text:style-name="_5f_OOoComputerSpecial"><text:span text:style-name="T76">=</text:span></text:span><text:span text:style-name="T76"> </text:span><text:span text:style-name="_5f_OOoComputerLiteral"><text:span text:style-name="T76">"irc.efnet.org"</text:span></text:span></text:p>
            <text:p text:style-name="P5"><text:span text:style-name="_5f_OOoComputerIdent"><text:span text:style-name="T76">PORT</text:span></text:span><text:span text:style-name="T76"> </text:span><text:span text:style-name="_5f_OOoComputerSpecial"><text:span text:style-name="T76">=</text:span></text:span><text:span text:style-name="T76"> </text:span><text:span text:style-name="_5f_OOoComputerLiteral"><text:span text:style-name="T76">6667</text:span></text:span></text:p>
            <text:p text:style-name="P5"><text:span text:style-name="_5f_OOoComputerIdent"><text:span text:style-name="T76">CHANNEL</text:span></text:span><text:span text:style-name="T76"> </text:span><text:span text:style-name="_5f_OOoComputerSpecial"><text:span text:style-name="T76">=</text:span></text:span><text:span text:style-name="T76"> </text:span><text:span text:style-name="_5f_OOoComputerLiteral"><text:span text:style-name="T76">"#erklebot"</text:span></text:span></text:p>
            <text:p text:style-name="P20"/>
            <text:p text:style-name="P5"><text:span text:style-name="_5f_OOoComputerSpecial"><text:span text:style-name="T76">@</text:span></text:span><text:span text:style-name="_5f_OOoComputerIdent"><text:span text:style-name="T76">hook</text:span></text:span><text:span text:style-name="_5f_OOoComputerSpecial"><text:span text:style-name="T76">.</text:span></text:span><text:span text:style-name="_5f_OOoComputerIdent"><text:span text:style-name="T76">event</text:span></text:span><text:span text:style-name="_5f_OOoComputerSpecial"><text:span text:style-name="T76">(</text:span></text:span><text:span text:style-name="_5f_OOoComputerLiteral"><text:span text:style-name="T76">"welcome"</text:span></text:span><text:span text:style-name="_5f_OOoComputerSpecial"><text:span text:style-name="T76">)</text:span></text:span></text:p>
            <text:p text:style-name="P5"><text:span text:style-name="_5f_OOoComputerKeyWord"><text:span text:style-name="T76">def</text:span></text:span><text:span text:style-name="T76"> </text:span><text:span text:style-name="_5f_OOoComputerIdent"><text:span text:style-name="T76">welcomed</text:span></text:span><text:span text:style-name="_5f_OOoComputerSpecial"><text:span text:style-name="T76">(</text:span></text:span><text:span text:style-name="_5f_OOoComputerIdent"><text:span text:style-name="T76">connection</text:span></text:span><text:span text:style-name="_5f_OOoComputerSpecial"><text:span text:style-name="T76">):</text:span></text:span></text:p>
            <text:p text:style-name="P5"><text:span text:style-name="T76"><text:s text:c="5"/></text:span><text:span text:style-name="_5f_OOoComputerIdent"><text:span text:style-name="T76">connection</text:span></text:span><text:span text:style-name="_5f_OOoComputerSpecial"><text:span text:style-name="T76">.</text:span></text:span><text:span text:style-name="_5f_OOoComputerIdent"><text:span text:style-name="T76">join</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p>
            <text:p text:style-name="P20"/>
            <text:p text:style-name="P5"><text:span text:style-name="_5f_OOoComputerSpecial"><text:span text:style-name="T76">@</text:span></text:span><text:span text:style-name="_5f_OOoComputerIdent"><text:span text:style-name="T76">hook</text:span></text:span><text:span text:style-name="_5f_OOoComputerSpecial"><text:span text:style-name="T76">.</text:span></text:span><text:span text:style-name="_5f_OOoComputerIdent"><text:span text:style-name="T76">event</text:span></text:span><text:span text:style-name="_5f_OOoComputerSpecial"><text:span text:style-name="T76">(</text:span></text:span><text:span text:style-name="_5f_OOoComputerLiteral"><text:span text:style-name="T76">"join"</text:span></text:span><text:span text:style-name="_5f_OOoComputerSpecial"><text:span text:style-name="T76">)</text:span></text:span></text:p>
            <text:p text:style-name="P5"><text:span text:style-name="_5f_OOoComputerKeyWord"><text:span text:style-name="T76">def</text:span></text:span><text:span text:style-name="T76"> </text:span><text:span text:style-name="_5f_OOoComputerIdent"><text:span text:style-name="T76">joined</text:span></text:span><text:span text:style-name="_5f_OOoComputerSpecial"><text:span text:style-name="T76">(</text:span></text:span><text:span text:style-name="_5f_OOoComputerIdent"><text:span text:style-name="T76">connection</text:span></text:span><text:span text:style-name="_5f_OOoComputerSpecial"><text:span text:style-name="T76">,</text:span></text:span><text:span text:style-name="_5f_OOoComputerIdent"><text:span text:style-name="T76">nickname</text:span></text:span><text:span text:style-name="_5f_OOoComputerSpecial"><text:span text:style-name="T76">,</text:span></text:span><text:span text:style-name="_5f_OOoComputerIdent"><text:span text:style-name="T76">host</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p>
            <text:p text:style-name="P5"><text:span text:style-name="T76"><text:s text:c="5"/></text:span><text:span text:style-name="_5f_OOoComputerIdent"><text:span text:style-name="T76">connection</text:span></text:span><text:span text:style-name="_5f_OOoComputerSpecial"><text:span text:style-name="T76">.</text:span></text:span><text:span text:style-name="_5f_OOoComputerIdent"><text:span text:style-name="T76">msg</text:span></text:span><text:span text:style-name="_5f_OOoComputerSpecial"><text:span text:style-name="T76">(</text:span></text:span><text:span text:style-name="_5f_OOoComputerLiteral"><text:span text:style-name="T76">"Welcome to "</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Literal"><text:span text:style-name="T76">", "</text:span></text:span><text:span text:style-name="_5f_OOoComputerSpecial"><text:span text:style-name="T76">+</text:span></text:span><text:span text:style-name="_5f_OOoComputerIdent"><text:span text:style-name="T76">nickname</text:span></text:span><text:span text:style-name="_5f_OOoComputerSpecial"><text:span text:style-name="T76">+</text:span></text:span><text:span text:style-name="_5f_OOoComputerLiteral"><text:span text:style-name="T76">"!"</text:span></text:span><text:span text:style-name="_5f_OOoComputerSpecial"><text:span text:style-name="T76">)</text:span></text:span></text:p>
            <text:p text:style-name="P20"/>
            <text:p text:style-name="P3"><text:span text:style-name="_5f_OOoComputerIdent"><text:span text:style-name="T78">bot</text:span></text:span><text:span text:style-name="_5f_OOoComputerSpecial"><text:span text:style-name="T78"> = </text:span></text:span><text:span text:style-name="_5f_OOoComputerIdent"><text:span text:style-name="T78">Erkle</text:span></text:span><text:span text:style-name="_5f_OOoComputerSpecial"><text:span text:style-name="T78">(</text:span></text:span><text:span text:style-name="_5f_OOoComputerLiteral"><text:span text:style-name="T78">"greetbot"</text:span></text:span><text:span text:style-name="_5f_OOoComputerSpecial"><text:span text:style-name="T78">,</text:span></text:span><text:span text:style-name="_5f_OOoComputerLiteral"><text:span text:style-name="T78">"greetbot"</text:span></text:span><text:span text:style-name="_5f_OOoComputerSpecial"><text:span text:style-name="T78">,</text:span></text:span><text:span text:style-name="_5f_OOoComputerLiteral"><text:span text:style-name="T78">"Erkle Bot"</text:span></text:span><text:span text:style-name="_5f_OOoComputerSpecial"><text:span text:style-name="T78">,</text:span></text:span><text:span text:style-name="_5f_OOoComputerIdent"><text:span text:style-name="T79">SERVER</text:span></text:span><text:span text:style-name="_5f_OOoComputerSpecial"><text:span text:style-name="T78">,</text:span></text:span><text:span text:style-name="_5f_OOoComputerIdent"><text:span text:style-name="T79">PORT</text:span></text:span><text:span text:style-name="_5f_OOoComputerSpecial"><text:span text:style-name="T78">)</text:span></text:span></text:p>
            <text:p text:style-name="P3"><text:span text:style-name="_5f_OOoComputerIdent"><text:span text:style-name="T78">bot</text:span></text:span><text:span text:style-name="_5f_OOoComputerSpecial"><text:span text:style-name="T78">.</text:span></text:span><text:span text:style-name="_5f_OOoComputerIdent"><text:span text:style-name="T78">connect</text:span></text:span><text:span text:style-name="_5f_OOoComputerSpecial"><text:span text:style-name="T78">()</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8">MIT License</text:p>
      <text:p text:style-name="P107"/>
      <text:p text:style-name="P107">Copyright (c) 2019 Dan Hetrick</text:p>
      <text:p text:style-name="P107"/>
      <text:p text:style-name="P107">Permission is hereby granted, free of charge, to any person obtaining a copy</text:p>
      <text:p text:style-name="P107">of this software and associated documentation files (the "Software"), to deal</text:p>
      <text:p text:style-name="P107">in the Software without restriction, including without limitation the rights</text:p>
      <text:p text:style-name="P107">to use, copy, modify, merge, publish, distribute, sublicense, and/or sell</text:p>
      <text:p text:style-name="P107">copies of the Software, and to permit persons to whom the Software is</text:p>
      <text:p text:style-name="P107">furnished to do so, subject to the following conditions:</text:p>
      <text:p text:style-name="P107"/>
      <text:p text:style-name="P107">The above copyright notice and this permission notice shall be included in all</text:p>
      <text:p text:style-name="P107">copies or substantial portions of the Software.</text:p>
      <text:p text:style-name="P107"/>
      <text:p text:style-name="P10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21:16:20.627000000</dc:date>
    <meta:editing-duration>P4DT5H2M26S</meta:editing-duration>
    <meta:editing-cycles>95</meta:editing-cycles>
    <meta:generator>LibreOffice/6.2.0.3$Windows_X86_64 LibreOffice_project/98c6a8a1c6c7b144ce3cc729e34964b47ce25d62</meta:generator>
    <meta:document-statistic meta:table-count="12" meta:image-count="1" meta:object-count="0" meta:page-count="11" meta:paragraph-count="448" meta:word-count="2833" meta:character-count="17057" meta:non-whitespace-character-count="14757"/>
  </office:meta>
</office:document-meta>
</file>